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15.7552mm" fo:page-width="115.755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0.26458332mm"/>
    </style:style>
    <style:style style:family="graphic" style:name="style-3">
      <style:graphic-properties draw:fill="none" draw:stroke="solid" svg:stroke-color="#000000" draw:stroke-linejoin="miter" svg:stroke-opacity="100.0%" svg:stroke-width="0.26458332mm"/>
    </style:style>
    <style:style style:family="graphic" style:name="style-4">
      <style:graphic-properties draw:fill="none" draw:stroke="solid" svg:stroke-color="#000000" draw:stroke-linejoin="miter" svg:stroke-opacity="100.0%" svg:stroke-width="0.26458332mm"/>
    </style:style>
    <style:style style:family="graphic" style:name="style-5">
      <style:graphic-properties draw:fill="none" draw:stroke="solid" svg:stroke-color="#000000" draw:stroke-linejoin="miter" svg:stroke-opacity="100.0%" svg:stroke-width="0.26458332mm"/>
    </style:style>
    <style:style style:family="graphic" style:name="style-6">
      <style:graphic-properties draw:fill="none" draw:stroke="solid" svg:stroke-color="#000000" draw:stroke-linejoin="miter" svg:stroke-opacity="100.0%" svg:stroke-width="0.26458332mm"/>
    </style:style>
    <style:style style:family="graphic" style:name="style-7">
      <style:graphic-properties draw:fill="none" draw:stroke="solid" svg:stroke-color="#000000" draw:stroke-linejoin="miter" svg:stroke-opacity="100.0%" svg:stroke-width="0.26458332mm"/>
    </style:style>
    <style:style style:family="graphic" style:name="style-8">
      <style:graphic-properties draw:fill="none" draw:stroke="solid" svg:stroke-color="#000000" draw:stroke-linejoin="miter" svg:stroke-opacity="100.0%" svg:stroke-width="0.26458332mm"/>
    </style:style>
    <style:style style:family="graphic" style:name="style-9">
      <style:graphic-properties draw:fill="none" draw:stroke="solid" svg:stroke-color="#000000" draw:stroke-linejoin="miter" svg:stroke-opacity="100.0%" svg:stroke-width="0.26458332mm"/>
    </style:style>
    <style:style style:family="graphic" style:name="style-10">
      <style:graphic-properties draw:fill="none" draw:stroke="solid" svg:stroke-color="#000000" draw:stroke-linejoin="miter" svg:stroke-opacity="100.0%" svg:stroke-width="0.26458332mm"/>
    </style:style>
    <style:style style:family="graphic" style:name="style-11">
      <style:graphic-properties draw:fill="none" draw:stroke="solid" svg:stroke-color="#000000" draw:stroke-linejoin="miter" svg:stroke-opacity="100.0%" svg:stroke-width="0.26458332mm"/>
    </style:style>
    <style:style style:family="graphic" style:name="style-12">
      <style:graphic-properties draw:fill="none" draw:stroke="solid" svg:stroke-color="#000000" draw:stroke-linejoin="miter" svg:stroke-opacity="100.0%" svg:stroke-width="0.26458332mm"/>
    </style:style>
    <style:style style:family="graphic" style:name="style-13">
      <style:graphic-properties draw:fill="none" draw:stroke="solid" svg:stroke-color="#000000" draw:stroke-linejoin="miter" svg:stroke-opacity="100.0%" svg:stroke-width="0.26458332mm"/>
    </style:style>
    <style:style style:family="graphic" style:name="style-14">
      <style:graphic-properties draw:fill="none" draw:stroke="solid" svg:stroke-color="#000000" draw:stroke-linejoin="miter" svg:stroke-opacity="100.0%" svg:stroke-width="0.26458332mm"/>
    </style:style>
    <style:style style:family="graphic" style:name="style-15">
      <style:graphic-properties draw:fill="none" draw:stroke="solid" svg:stroke-color="#000000" draw:stroke-linejoin="miter" svg:stroke-opacity="100.0%" svg:stroke-width="0.26458332mm"/>
    </style:style>
    <style:style style:family="graphic" style:name="style-16">
      <style:graphic-properties draw:fill="none" draw:stroke="solid" svg:stroke-color="#000000" draw:stroke-linejoin="miter" svg:stroke-opacity="100.0%" svg:stroke-width="0.26458332mm"/>
    </style:style>
    <style:style style:family="graphic" style:name="style-17">
      <style:graphic-properties draw:fill="none" draw:stroke="solid" svg:stroke-color="#000000" draw:stroke-linejoin="miter" svg:stroke-opacity="100.0%" svg:stroke-width="0.26458332mm"/>
    </style:style>
    <style:style style:family="graphic" style:name="style-18">
      <style:graphic-properties draw:fill="none" draw:stroke="solid" svg:stroke-color="#000000" draw:stroke-linejoin="miter" svg:stroke-opacity="100.0%" svg:stroke-width="0.26458332mm"/>
    </style:style>
    <style:style style:family="graphic" style:name="style-19">
      <style:graphic-properties draw:fill="none" draw:stroke="solid" svg:stroke-color="#000000" draw:stroke-linejoin="miter" svg:stroke-opacity="100.0%" svg:stroke-width="0.26458332mm"/>
    </style:style>
    <style:style style:family="graphic" style:name="style-20">
      <style:graphic-properties draw:fill="none" draw:stroke="solid" svg:stroke-color="#000000" draw:stroke-linejoin="miter" svg:stroke-opacity="100.0%" svg:stroke-width="0.26458332mm"/>
    </style:style>
    <style:style style:family="graphic" style:name="style-21">
      <style:graphic-properties draw:fill="none" draw:stroke="solid" svg:stroke-color="#000000" draw:stroke-linejoin="miter" svg:stroke-opacity="100.0%" svg:stroke-width="0.26458332mm"/>
    </style:style>
    <style:style style:family="graphic" style:name="style-22">
      <style:graphic-properties draw:fill="none" draw:stroke="solid" svg:stroke-color="#000000" draw:stroke-linejoin="miter" svg:stroke-opacity="100.0%" svg:stroke-width="0.26458332mm"/>
    </style:style>
    <style:style style:family="graphic" style:name="style-23">
      <style:graphic-properties draw:fill="none" draw:stroke="solid" svg:stroke-color="#000000" draw:stroke-linejoin="miter" svg:stroke-opacity="100.0%" svg:stroke-width="0.26458332mm"/>
    </style:style>
    <style:style style:family="graphic" style:name="style-24">
      <style:graphic-properties draw:fill="none" draw:stroke="solid" svg:stroke-color="#000000" draw:stroke-linejoin="miter" svg:stroke-opacity="100.0%" svg:stroke-width="0.26458332mm"/>
    </style:style>
    <style:style style:family="graphic" style:name="style-25">
      <style:graphic-properties draw:fill="none" draw:stroke="solid" svg:stroke-color="#000000" draw:stroke-linejoin="miter" svg:stroke-opacity="100.0%" svg:stroke-width="0.26458332mm"/>
    </style:style>
    <style:style style:family="graphic" style:name="style-26">
      <style:graphic-properties draw:fill="none" draw:stroke="solid" svg:stroke-color="#000000" draw:stroke-linejoin="miter" svg:stroke-opacity="100.0%" svg:stroke-width="0.26458332mm"/>
    </style:style>
    <style:style style:family="graphic" style:name="style-27">
      <style:graphic-properties draw:fill="none" draw:stroke="solid" svg:stroke-color="#000000" draw:stroke-linejoin="miter" svg:stroke-opacity="100.0%" svg:stroke-width="0.26458332mm"/>
    </style:style>
    <style:style style:family="graphic" style:name="style-28">
      <style:graphic-properties draw:fill="none" draw:stroke="solid" svg:stroke-color="#000000" draw:stroke-linejoin="miter" svg:stroke-opacity="100.0%" svg:stroke-width="0.26458332mm"/>
    </style:style>
    <style:style style:family="graphic" style:name="style-29">
      <style:graphic-properties draw:fill="none" draw:stroke="solid" svg:stroke-color="#000000" draw:stroke-linejoin="miter" svg:stroke-opacity="100.0%" svg:stroke-width="0.26458332mm"/>
    </style:style>
    <style:style style:family="graphic" style:name="style-30">
      <style:graphic-properties draw:fill="none" draw:stroke="solid" svg:stroke-color="#000000" draw:stroke-linejoin="miter" svg:stroke-opacity="100.0%" svg:stroke-width="0.26458332mm"/>
    </style:style>
    <style:style style:family="graphic" style:name="style-31">
      <style:graphic-properties draw:fill="none" draw:stroke="solid" svg:stroke-color="#000000" draw:stroke-linejoin="miter" svg:stroke-opacity="100.0%" svg:stroke-width="0.26458332mm"/>
    </style:style>
    <style:style style:family="graphic" style:name="style-32">
      <style:graphic-properties draw:fill="none" draw:stroke="solid" svg:stroke-color="#000000" draw:stroke-linejoin="miter" svg:stroke-opacity="100.0%" svg:stroke-width="0.26458332mm"/>
    </style:style>
    <style:style style:family="graphic" style:name="style-33">
      <style:graphic-properties draw:fill="none" draw:stroke="solid" svg:stroke-color="#000000" draw:stroke-linejoin="miter" svg:stroke-opacity="100.0%" svg:stroke-width="0.26458332mm"/>
    </style:style>
    <style:style style:family="graphic" style:name="style-34">
      <style:graphic-properties draw:fill="none" draw:stroke="solid" svg:stroke-color="#000000" draw:stroke-linejoin="miter" svg:stroke-opacity="100.0%" svg:stroke-width="0.26458332mm"/>
    </style:style>
    <style:style style:family="graphic" style:name="style-35">
      <style:graphic-properties draw:fill="none" draw:stroke="solid" svg:stroke-color="#000000" draw:stroke-linejoin="miter" svg:stroke-opacity="100.0%" svg:stroke-width="0.26458332mm"/>
    </style:style>
    <style:style style:family="graphic" style:name="style-36">
      <style:graphic-properties draw:fill="none" draw:stroke="solid" svg:stroke-color="#000000" draw:stroke-linejoin="miter" svg:stroke-opacity="100.0%" svg:stroke-width="0.26458332mm"/>
    </style:style>
    <style:style style:family="graphic" style:name="style-37">
      <style:graphic-properties draw:fill="none" draw:stroke="solid" svg:stroke-color="#000000" draw:stroke-linejoin="miter" svg:stroke-opacity="100.0%" svg:stroke-width="0.26458332mm"/>
    </style:style>
    <style:style style:family="graphic" style:name="style-38">
      <style:graphic-properties draw:fill="none" draw:stroke="solid" svg:stroke-color="#000000" draw:stroke-linejoin="miter" svg:stroke-opacity="100.0%" svg:stroke-width="0.26458332mm"/>
    </style:style>
    <style:style style:family="graphic" style:name="style-39">
      <style:graphic-properties draw:fill="none" draw:stroke="solid" svg:stroke-color="#000000" draw:stroke-linejoin="miter" svg:stroke-opacity="100.0%" svg:stroke-width="0.26458332mm"/>
    </style:style>
    <style:style style:family="graphic" style:name="style-40">
      <style:graphic-properties draw:fill="none" draw:stroke="solid" svg:stroke-color="#000000" draw:stroke-linejoin="miter" svg:stroke-opacity="100.0%" svg:stroke-width="0.26458332mm"/>
    </style:style>
    <style:style style:family="graphic" style:name="style-41">
      <style:graphic-properties draw:fill="none" draw:stroke="solid" svg:stroke-color="#000000" draw:stroke-linejoin="miter" svg:stroke-opacity="100.0%" svg:stroke-width="0.26458332mm"/>
    </style:style>
    <style:style style:family="graphic" style:name="style-42">
      <style:graphic-properties draw:fill="none" draw:stroke="solid" svg:stroke-color="#000000" draw:stroke-linejoin="miter" svg:stroke-opacity="100.0%" svg:stroke-width="0.26458332mm"/>
    </style:style>
    <style:style style:family="graphic" style:name="style-43">
      <style:graphic-properties draw:fill="none" draw:stroke="solid" svg:stroke-color="#000000" draw:stroke-linejoin="miter" svg:stroke-opacity="100.0%" svg:stroke-width="0.26458332mm"/>
    </style:style>
    <style:style style:family="graphic" style:name="style-44">
      <style:graphic-properties draw:fill="none" draw:stroke="solid" svg:stroke-color="#000000" draw:stroke-linejoin="miter" svg:stroke-opacity="100.0%" svg:stroke-width="0.26458332mm"/>
    </style:style>
    <style:style style:family="graphic" style:name="style-45">
      <style:graphic-properties draw:fill="none" draw:stroke="solid" svg:stroke-color="#000000" draw:stroke-linejoin="miter" svg:stroke-opacity="100.0%" svg:stroke-width="0.26458332mm"/>
    </style:style>
    <style:style style:family="graphic" style:name="style-46">
      <style:graphic-properties draw:fill="none" draw:stroke="solid" svg:stroke-color="#000000" draw:stroke-linejoin="miter" svg:stroke-opacity="100.0%" svg:stroke-width="0.33072916mm"/>
    </style:style>
    <style:style style:family="graphic" style:name="style-47">
      <style:graphic-properties draw:fill="none" draw:stroke="solid" svg:stroke-color="#000000" draw:stroke-linejoin="miter" svg:stroke-opacity="100.0%" svg:stroke-width="0.33072916mm"/>
    </style:style>
    <style:style style:family="graphic" style:name="style-48">
      <style:graphic-properties draw:fill="none" draw:stroke="solid" svg:stroke-color="#000000" draw:stroke-linejoin="miter" svg:stroke-opacity="100.0%" svg:stroke-width="0.33072916mm"/>
    </style:style>
    <style:style style:family="graphic" style:name="style-49">
      <style:graphic-properties draw:fill="none" draw:stroke="solid" svg:stroke-color="#000000" draw:stroke-linejoin="miter" svg:stroke-opacity="100.0%" svg:stroke-width="0.33072916mm"/>
    </style:style>
    <style:style style:family="graphic" style:name="style-50">
      <style:graphic-properties draw:fill="none" draw:stroke="solid" svg:stroke-color="#000000" draw:stroke-linejoin="miter" svg:stroke-opacity="100.0%" svg:stroke-width="0.33072916mm"/>
    </style:style>
    <style:style style:family="graphic" style:name="style-51">
      <style:graphic-properties draw:fill="none" draw:stroke="solid" svg:stroke-color="#000000" draw:stroke-linejoin="miter" svg:stroke-opacity="100.0%" svg:stroke-width="0.33072916mm"/>
    </style:style>
    <style:style style:family="graphic" style:name="style-52">
      <style:graphic-properties draw:fill="none" draw:stroke="solid" svg:stroke-color="#000000" draw:stroke-linejoin="miter" svg:stroke-opacity="100.0%" svg:stroke-width="0.33072916mm"/>
    </style:style>
    <style:style style:family="graphic" style:name="style-53">
      <style:graphic-properties draw:fill="none" draw:stroke="solid" svg:stroke-color="#000000" draw:stroke-linejoin="miter" svg:stroke-opacity="100.0%" svg:stroke-width="0.33072916mm"/>
    </style:style>
    <style:style style:family="graphic" style:name="style-54">
      <style:graphic-properties draw:fill="none" draw:stroke="solid" svg:stroke-color="#000000" draw:stroke-linejoin="miter" svg:stroke-opacity="100.0%" svg:stroke-width="0.33072916mm"/>
    </style:style>
    <style:style style:family="graphic" style:name="style-55">
      <style:graphic-properties draw:fill="none" draw:stroke="solid" svg:stroke-color="#000000" draw:stroke-linejoin="miter" svg:stroke-opacity="100.0%" svg:stroke-width="0.33072916mm"/>
    </style:style>
    <style:style style:family="graphic" style:name="style-56">
      <style:graphic-properties draw:fill="none" draw:stroke="solid" svg:stroke-color="#000000" draw:stroke-linejoin="miter" svg:stroke-opacity="100.0%" svg:stroke-width="0.33072916mm"/>
    </style:style>
    <style:style style:family="graphic" style:name="style-57">
      <style:graphic-properties draw:fill="none" draw:stroke="solid" svg:stroke-color="#000000" draw:stroke-linejoin="miter" svg:stroke-opacity="100.0%" svg:stroke-width="0.33072916mm"/>
    </style:style>
    <style:style style:family="graphic" style:name="style-58">
      <style:graphic-properties draw:fill="none" draw:stroke="solid" svg:stroke-color="#000000" draw:stroke-linejoin="miter" svg:stroke-opacity="100.0%" svg:stroke-width="0.33072916mm"/>
    </style:style>
    <style:style style:family="graphic" style:name="style-59">
      <style:graphic-properties draw:fill="none" draw:stroke="solid" svg:stroke-color="#000000" draw:stroke-linejoin="miter" svg:stroke-opacity="100.0%" svg:stroke-width="0.33072916mm"/>
    </style:style>
    <style:style style:family="graphic" style:name="style-60">
      <style:graphic-properties draw:fill="none" draw:stroke="solid" svg:stroke-color="#000000" draw:stroke-linejoin="miter" svg:stroke-opacity="100.0%" svg:stroke-width="0.33072916mm"/>
    </style:style>
    <style:style style:family="graphic" style:name="style-61">
      <style:graphic-properties draw:fill="none" draw:stroke="solid" svg:stroke-color="#000000" draw:stroke-linejoin="miter" svg:stroke-opacity="100.0%" svg:stroke-width="0.33072916mm"/>
    </style:style>
    <style:style style:family="graphic" style:name="style-62">
      <style:graphic-properties draw:fill="none" draw:stroke="solid" svg:stroke-color="#000000" draw:stroke-linejoin="miter" svg:stroke-opacity="100.0%" svg:stroke-width="0.33072916mm"/>
    </style:style>
    <style:style style:family="graphic" style:name="style-63">
      <style:graphic-properties draw:fill="none" draw:stroke="solid" svg:stroke-color="#000000" draw:stroke-linejoin="miter" svg:stroke-opacity="100.0%" svg:stroke-width="0.33072916mm"/>
    </style:style>
    <style:style style:family="graphic" style:name="style-64">
      <style:graphic-properties draw:fill="none" draw:stroke="solid" svg:stroke-color="#000000" draw:stroke-linejoin="miter" svg:stroke-opacity="100.0%" svg:stroke-width="0.33072916mm"/>
    </style:style>
    <style:style style:family="graphic" style:name="style-65">
      <style:graphic-properties draw:fill="none" draw:stroke="solid" svg:stroke-color="#000000" draw:stroke-linejoin="miter" svg:stroke-opacity="100.0%" svg:stroke-width="0.33072916mm"/>
    </style:style>
    <style:style style:family="graphic" style:name="style-66">
      <style:graphic-properties draw:fill="none" draw:stroke="solid" svg:stroke-color="#000000" draw:stroke-linejoin="miter" svg:stroke-opacity="100.0%" svg:stroke-width="0.33072916mm"/>
    </style:style>
    <style:style style:family="graphic" style:name="style-67">
      <style:graphic-properties draw:fill="none" draw:stroke="solid" svg:stroke-color="#000000" draw:stroke-linejoin="miter" svg:stroke-opacity="100.0%" svg:stroke-width="0.33072916mm"/>
    </style:style>
    <style:style style:family="graphic" style:name="style-68">
      <style:graphic-properties draw:fill="none" draw:stroke="solid" svg:stroke-color="#000000" draw:stroke-linejoin="miter" svg:stroke-opacity="100.0%" svg:stroke-width="0.33072916mm"/>
    </style:style>
    <style:style style:family="graphic" style:name="style-69">
      <style:graphic-properties draw:fill="none" draw:stroke="solid" svg:stroke-color="#000000" draw:stroke-linejoin="miter" svg:stroke-opacity="100.0%" svg:stroke-width="0.33072916mm"/>
    </style:style>
    <style:style style:family="graphic" style:name="style-70">
      <style:graphic-properties draw:fill="none" draw:stroke="solid" svg:stroke-color="#000000" draw:stroke-linejoin="miter" svg:stroke-opacity="100.0%" svg:stroke-width="0.33072916mm"/>
    </style:style>
    <style:style style:family="graphic" style:name="style-71">
      <style:graphic-properties draw:fill="none" draw:stroke="solid" svg:stroke-color="#000000" draw:stroke-linejoin="miter" svg:stroke-opacity="100.0%" svg:stroke-width="0.33072916mm"/>
    </style:style>
    <style:style style:family="graphic" style:name="style-72">
      <style:graphic-properties draw:fill="none" draw:stroke="solid" svg:stroke-color="#000000" draw:stroke-linejoin="miter" svg:stroke-opacity="100.0%" svg:stroke-width="0.33072916mm"/>
    </style:style>
    <style:style style:family="graphic" style:name="style-73">
      <style:graphic-properties draw:fill="none" draw:stroke="solid" svg:stroke-color="#000000" draw:stroke-linejoin="miter" svg:stroke-opacity="100.0%" svg:stroke-width="0.33072916mm"/>
    </style:style>
    <style:style style:family="graphic" style:name="style-74">
      <style:graphic-properties draw:fill="none" draw:stroke="solid" svg:stroke-color="#000000" draw:stroke-linejoin="miter" svg:stroke-opacity="100.0%" svg:stroke-width="0.33072916mm"/>
    </style:style>
    <style:style style:family="graphic" style:name="style-75">
      <style:graphic-properties draw:fill="none" draw:stroke="solid" svg:stroke-color="#000000" draw:stroke-linejoin="miter" svg:stroke-opacity="100.0%" svg:stroke-width="0.33072916mm"/>
    </style:style>
    <style:style style:family="graphic" style:name="style-76">
      <style:graphic-properties draw:fill="none" draw:stroke="solid" svg:stroke-color="#000000" draw:stroke-linejoin="miter" svg:stroke-opacity="100.0%" svg:stroke-width="0.33072916mm"/>
    </style:style>
    <style:style style:family="graphic" style:name="style-77">
      <style:graphic-properties draw:fill="none" draw:stroke="solid" svg:stroke-color="#000000" draw:stroke-linejoin="miter" svg:stroke-opacity="100.0%" svg:stroke-width="0.33072916mm"/>
    </style:style>
    <style:style style:family="graphic" style:name="style-78">
      <style:graphic-properties draw:fill="none" draw:stroke="solid" svg:stroke-color="#000000" draw:stroke-linejoin="miter" svg:stroke-opacity="100.0%" svg:stroke-width="0.33072916mm"/>
    </style:style>
    <style:style style:family="graphic" style:name="style-79">
      <style:graphic-properties draw:fill="none" draw:stroke="solid" svg:stroke-color="#000000" draw:stroke-linejoin="miter" svg:stroke-opacity="100.0%" svg:stroke-width="0.33072916mm"/>
    </style:style>
    <style:style style:family="graphic" style:name="style-80">
      <style:graphic-properties draw:fill="none" draw:stroke="solid" svg:stroke-color="#000000" draw:stroke-linejoin="miter" svg:stroke-opacity="100.0%" svg:stroke-width="0.33072916mm"/>
    </style:style>
    <style:style style:family="graphic" style:name="style-81">
      <style:graphic-properties draw:fill="none" draw:stroke="solid" svg:stroke-color="#000000" draw:stroke-linejoin="miter" svg:stroke-opacity="100.0%" svg:stroke-width="0.33072916mm"/>
    </style:style>
    <style:style style:family="graphic" style:name="style-82">
      <style:graphic-properties draw:fill="none" draw:stroke="solid" svg:stroke-color="#000000" draw:stroke-linejoin="miter" svg:stroke-opacity="100.0%" svg:stroke-width="0.33072916mm"/>
    </style:style>
    <style:style style:family="graphic" style:name="style-83">
      <style:graphic-properties draw:fill="none" draw:stroke="solid" svg:stroke-color="#000000" draw:stroke-linejoin="miter" svg:stroke-opacity="100.0%" svg:stroke-width="0.33072916mm"/>
    </style:style>
    <style:style style:family="graphic" style:name="style-84">
      <style:graphic-properties draw:fill="none" draw:stroke="solid" svg:stroke-color="#000000" draw:stroke-linejoin="miter" svg:stroke-opacity="100.0%" svg:stroke-width="0.33072916mm"/>
    </style:style>
    <style:style style:family="graphic" style:name="style-85">
      <style:graphic-properties draw:fill="none" draw:stroke="solid" svg:stroke-color="#000000" draw:stroke-linejoin="miter" svg:stroke-opacity="100.0%" svg:stroke-width="0.33072916mm"/>
    </style:style>
    <style:style style:family="graphic" style:name="style-86">
      <style:graphic-properties draw:fill="none" draw:stroke="solid" svg:stroke-color="#000000" draw:stroke-linejoin="miter" svg:stroke-opacity="100.0%" svg:stroke-width="0.33072916mm"/>
    </style:style>
    <style:style style:family="graphic" style:name="style-87">
      <style:graphic-properties draw:fill="none" draw:stroke="solid" svg:stroke-color="#000000" draw:stroke-linejoin="miter" svg:stroke-opacity="100.0%" svg:stroke-width="0.33072916mm"/>
    </style:style>
    <style:style style:family="graphic" style:name="style-88">
      <style:graphic-properties draw:fill="solid" draw:fill-color="#ffffff" draw:opacity="100.0%" draw:stroke="none"/>
    </style:style>
    <style:style style:family="graphic" style:name="style-89">
      <style:graphic-properties draw:fill="solid" draw:fill-color="#ffffff" draw:opacity="100.0%" draw:stroke="none"/>
    </style:style>
    <style:style style:family="graphic" style:name="style-90">
      <style:graphic-properties draw:fill="solid" draw:fill-color="#ffffff" draw:opacity="100.0%" draw:stroke="none"/>
    </style:style>
    <style:style style:family="graphic" style:name="style-91">
      <style:graphic-properties draw:fill="solid" draw:fill-color="#ffffff" draw:opacity="100.0%" draw:stroke="none"/>
    </style:style>
    <style:style style:family="graphic" style:name="style-92">
      <style:graphic-properties draw:fill="solid" draw:fill-color="#ffffff" draw:opacity="100.0%" draw:stroke="none"/>
    </style:style>
    <style:style style:family="graphic" style:name="style-93">
      <style:graphic-properties draw:fill="solid" draw:fill-color="#ffffff" draw:opacity="100.0%" draw:stroke="none"/>
    </style:style>
    <style:style style:family="graphic" style:name="style-94">
      <style:graphic-properties draw:fill="solid" draw:fill-color="#ffffff" draw:opacity="100.0%" draw:stroke="none"/>
    </style:style>
    <style:style style:family="graphic" style:name="style-95">
      <style:graphic-properties draw:fill="solid" draw:fill-color="#ffffff" draw:opacity="100.0%" draw:stroke="none"/>
    </style:style>
    <style:style style:family="graphic" style:name="style-96">
      <style:graphic-properties draw:fill="solid" draw:fill-color="#ffffff" draw:opacity="100.0%" draw:stroke="none"/>
    </style:style>
    <style:style style:family="graphic" style:name="style-97">
      <style:graphic-properties draw:fill="solid" draw:fill-color="#ffffff" draw:opacity="100.0%" draw:stroke="none"/>
    </style:style>
    <style:style style:family="graphic" style:name="style-98">
      <style:graphic-properties draw:fill="solid" draw:fill-color="#ffffff" draw:opacity="100.0%" draw:stroke="none"/>
    </style:style>
    <style:style style:family="graphic" style:name="style-99">
      <style:graphic-properties draw:fill="solid" draw:fill-color="#ffffff" draw:opacity="100.0%" draw:stroke="none"/>
    </style:style>
    <style:style style:family="graphic" style:name="style-100">
      <style:graphic-properties draw:fill="solid" draw:fill-color="#ffffff" draw:opacity="100.0%" draw:stroke="none"/>
    </style:style>
    <style:style style:family="graphic" style:name="style-101">
      <style:graphic-properties draw:fill="solid" draw:fill-color="#ffffff" draw:opacity="100.0%" draw:stroke="none"/>
    </style:style>
    <style:style style:family="graphic" style:name="style-102">
      <style:graphic-properties draw:fill="solid" draw:fill-color="#ffffff" draw:opacity="100.0%" draw:stroke="none"/>
    </style:style>
    <style:style style:family="graphic" style:name="style-103">
      <style:graphic-properties draw:fill="solid" draw:fill-color="#ffffff" draw:opacity="100.0%" draw:stroke="none"/>
    </style:style>
    <style:style style:family="graphic" style:name="style-104">
      <style:graphic-properties draw:fill="solid" draw:fill-color="#ffffff" draw:opacity="100.0%" draw:stroke="none"/>
    </style:style>
    <style:style style:family="graphic" style:name="style-105">
      <style:graphic-properties draw:fill="solid" draw:fill-color="#ffffff" draw:opacity="100.0%" draw:stroke="none"/>
    </style:style>
    <style:style style:family="graphic" style:name="style-106">
      <style:graphic-properties draw:fill="solid" draw:fill-color="#ffffff" draw:opacity="100.0%" draw:stroke="none"/>
    </style:style>
    <style:style style:family="graphic" style:name="style-107">
      <style:graphic-properties draw:fill="solid" draw:fill-color="#ffffff" draw:opacity="100.0%" draw:stroke="none"/>
    </style:style>
    <style:style style:family="graphic" style:name="style-108">
      <style:graphic-properties draw:fill="solid" draw:fill-color="#ffffff" draw:opacity="100.0%" draw:stroke="none"/>
    </style:style>
    <style:style style:family="graphic" style:name="style-109">
      <style:graphic-properties draw:fill="solid" draw:fill-color="#ffffff" draw:opacity="100.0%" draw:stroke="none"/>
    </style:style>
    <style:style style:family="graphic" style:name="style-110">
      <style:graphic-properties draw:fill="solid" draw:fill-color="#ffffff" draw:opacity="100.0%" draw:stroke="none"/>
    </style:style>
    <style:style style:family="graphic" style:name="style-111">
      <style:graphic-properties draw:fill="solid" draw:fill-color="#ffffff" draw:opacity="100.0%" draw:stroke="none"/>
    </style:style>
    <style:style style:family="graphic" style:name="style-112">
      <style:graphic-properties draw:fill="solid" draw:fill-color="#ffffff" draw:opacity="100.0%" draw:stroke="none"/>
    </style:style>
    <style:style style:family="graphic" style:name="style-113">
      <style:graphic-properties draw:fill="solid" draw:fill-color="#ffffff" draw:opacity="100.0%" draw:stroke="none"/>
    </style:style>
    <style:style style:family="graphic" style:name="style-114">
      <style:graphic-properties draw:fill="solid" draw:fill-color="#ffffff" draw:opacity="100.0%" draw:stroke="none"/>
    </style:style>
    <style:style style:family="graphic" style:name="style-115">
      <style:graphic-properties draw:fill="solid" draw:fill-color="#ffffff" draw:opacity="100.0%" draw:stroke="none"/>
    </style:style>
    <style:style style:family="graphic" style:name="style-116">
      <style:graphic-properties draw:fill="solid" draw:fill-color="#ffffff" draw:opacity="100.0%" draw:stroke="none"/>
    </style:style>
    <style:style style:family="graphic" style:name="style-117">
      <style:graphic-properties draw:fill="solid" draw:fill-color="#ffffff" draw:opacity="100.0%" draw:stroke="none"/>
    </style:style>
    <style:style style:family="graphic" style:name="style-118">
      <style:graphic-properties draw:fill="solid" draw:fill-color="#ffffff" draw:opacity="100.0%" draw:stroke="none"/>
    </style:style>
    <style:style style:family="graphic" style:name="style-119">
      <style:graphic-properties draw:fill="solid" draw:fill-color="#ffffff" draw:opacity="100.0%" draw:stroke="none"/>
    </style:style>
    <style:style style:family="graphic" style:name="style-120">
      <style:graphic-properties draw:fill="solid" draw:fill-color="#000000" draw:opacity="100.0%" draw:stroke="none"/>
    </style:style>
    <style:style style:family="graphic" style:name="style-121">
      <style:graphic-properties draw:fill="solid" draw:fill-color="#000000" draw:opacity="100.0%" draw:stroke="none"/>
    </style:style>
    <style:style style:family="graphic" style:name="style-122">
      <style:graphic-properties draw:fill="solid" draw:fill-color="#000000" draw:opacity="100.0%" draw:stroke="none"/>
    </style:style>
    <style:style style:family="graphic" style:name="style-123">
      <style:graphic-properties draw:fill="solid" draw:fill-color="#000000" draw:opacity="100.0%" draw:stroke="none"/>
    </style:style>
    <style:style style:family="graphic" style:name="style-124">
      <style:graphic-properties draw:fill="solid" draw:fill-color="#000000" draw:opacity="100.0%" draw:stroke="none"/>
    </style:style>
    <style:style style:family="graphic" style:name="style-125">
      <style:graphic-properties draw:fill="solid" draw:fill-color="#000000" draw:opacity="100.0%" draw:stroke="none"/>
    </style:style>
    <style:style style:family="graphic" style:name="style-126">
      <style:graphic-properties draw:fill="solid" draw:fill-color="#000000" draw:opacity="100.0%" draw:stroke="none"/>
    </style:style>
    <style:style style:family="graphic" style:name="style-127">
      <style:graphic-properties draw:fill="solid" draw:fill-color="#000000" draw:opacity="100.0%" draw:stroke="none"/>
    </style:style>
    <style:style style:family="graphic" style:name="style-128">
      <style:graphic-properties draw:fill="solid" draw:fill-color="#000000" draw:opacity="100.0%" draw:stroke="solid" svg:stroke-color="#ffffff" draw:stroke-linejoin="miter" svg:stroke-opacity="100.0%" svg:stroke-width="0.26458332mm"/>
    </style:style>
    <style:style style:family="graphic" style:name="style-129">
      <style:graphic-properties draw:fill="solid" draw:fill-color="#000000" draw:opacity="100.0%" draw:stroke="solid" svg:stroke-color="#ffffff" draw:stroke-linejoin="round" svg:stroke-opacity="100.0%" svg:stroke-width="0.28264827mm"/>
    </style:style>
    <style:style style:family="graphic" style:name="style-130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1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2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3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4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5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6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7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8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39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0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1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2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3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4">
      <style:graphic-properties draw:fill="solid" draw:fill-color="#000000" draw:opacity="100.0%" draw:stroke="solid" svg:stroke-color="#ffffff" draw:stroke-linejoin="round" svg:stroke-opacity="100.0%" svg:stroke-width="0.26458332mm"/>
    </style:style>
    <style:style style:family="graphic" style:name="style-145">
      <style:graphic-properties draw:fill="solid" draw:fill-color="#000000" draw:opacity="100.0%" draw:stroke="solid" svg:stroke-color="#ffffff" draw:stroke-linejoin="miter" svg:stroke-opacity="100.0%" svg:stroke-width="0.26458332mm"/>
    </style:style>
    <style:style style:family="graphic" style:name="style-146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47">
      <style:graphic-properties draw:fill="solid" draw:fill-color="#ffffff" draw:opacity="100.0%" draw:stroke="none"/>
    </style:style>
    <style:style style:family="graphic" style:name="style-148">
      <style:graphic-properties draw:fill="solid" draw:fill-color="#000000" draw:opacity="100.0%" draw:stroke="solid" svg:stroke-color="#ffffff" draw:stroke-linejoin="round" svg:stroke-opacity="100.0%" svg:stroke-width="0.26458332mm"/>
    </style:style>
    <style:style style:family="graphic" style:name="style-149">
      <style:graphic-properties draw:fill="solid" draw:fill-color="#000000" draw:opacity="100.0%" draw:stroke="solid" svg:stroke-color="#ffffff" draw:stroke-linejoin="miter" svg:stroke-opacity="100.0%" svg:stroke-width="0.26458332mm"/>
    </style:style>
    <style:style style:family="graphic" style:name="style-150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51">
      <style:graphic-properties draw:fill="solid" draw:fill-color="#ffffff" draw:opacity="100.0%" draw:stroke="none"/>
    </style:style>
    <style:style style:family="graphic" style:name="style-152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53">
      <style:graphic-properties draw:fill="solid" draw:fill-color="#ffffff" draw:opacity="100.0%" draw:stroke="none"/>
    </style:style>
    <style:style style:family="graphic" style:name="style-154">
      <style:graphic-properties draw:fill="solid" draw:fill-color="#ffffff" draw:opacity="100.0%" draw:stroke="none"/>
    </style:style>
    <style:style style:family="graphic" style:name="style-155">
      <style:graphic-properties draw:fill="none" draw:stroke="solid" svg:stroke-color="#ffffff" draw:stroke-linejoin="miter" svg:stroke-opacity="100.0%" svg:stroke-width="0.26458332mm"/>
    </style:style>
    <style:style style:family="graphic" style:name="style-156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57">
      <style:graphic-properties draw:fill="solid" draw:fill-color="#ffffff" draw:opacity="100.0%" draw:stroke="none"/>
    </style:style>
    <style:style style:family="graphic" style:name="style-158">
      <style:graphic-properties draw:fill="solid" draw:fill-color="#ffffff" draw:opacity="100.0%" draw:stroke="none"/>
    </style:style>
    <style:style style:family="graphic" style:name="style-159">
      <style:graphic-properties draw:fill="none" draw:stroke="solid" svg:stroke-color="#ffffff" draw:stroke-linejoin="miter" svg:stroke-opacity="100.0%" svg:stroke-width="0.26458332mm"/>
    </style:style>
    <style:style style:family="graphic" style:name="style-160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61">
      <style:graphic-properties draw:fill="solid" draw:fill-color="#000000" draw:opacity="100.0%" draw:stroke="solid" svg:stroke-color="#ffffff" draw:stroke-linejoin="round" svg:stroke-opacity="100.0%" svg:stroke-width="0.33072916mm"/>
    </style:style>
    <style:style style:family="graphic" style:name="style-162">
      <style:graphic-properties draw:fill="solid" draw:fill-color="#000000" draw:opacity="100.0%" draw:stroke="solid" svg:stroke-color="#ffffff" draw:stroke-linejoin="miter" svg:stroke-opacity="100.0%" svg:stroke-width="0.32140347mm"/>
    </style:style>
    <style:style style:family="graphic" style:name="style-163">
      <style:graphic-properties draw:fill="solid" draw:fill-color="#000000" draw:opacity="100.0%" draw:stroke="solid" svg:stroke-color="#ffffff" draw:stroke-linejoin="miter" svg:stroke-opacity="100.0%" svg:stroke-width="0.32140347mm"/>
    </style:style>
    <style:style style:family="graphic" style:name="style-164">
      <style:graphic-properties draw:fill="solid" draw:fill-color="#000000" draw:opacity="100.0%" draw:stroke="solid" svg:stroke-color="#ffffff" draw:stroke-linejoin="miter" svg:stroke-opacity="100.0%" svg:stroke-width="0.32140347mm"/>
    </style:style>
    <style:style style:family="graphic" style:name="style-165">
      <style:graphic-properties draw:fill="solid" draw:fill-color="#000000" draw:opacity="100.0%" draw:stroke="solid" svg:stroke-color="#ffffff" draw:stroke-linejoin="miter" svg:stroke-opacity="100.0%" svg:stroke-width="0.32140347mm"/>
    </style:style>
    <style:style style:family="graphic" style:name="style-166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67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68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69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70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71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72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73">
      <style:graphic-properties draw:fill="solid" draw:fill-color="#ffffff" draw:opacity="100.0%" draw:stroke="solid" svg:stroke-color="#000000" draw:stroke-linejoin="miter" svg:stroke-opacity="100.0%" svg:stroke-width="0.33072916mm"/>
    </style:style>
    <style:style style:family="graphic" style:name="style-174">
      <style:graphic-properties draw:fill="solid" draw:fill-color="#000000" draw:opacity="100.0%" draw:stroke="none"/>
    </style:style>
    <style:style style:family="graphic" style:name="style-175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76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77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78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79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0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1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2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3">
      <style:graphic-properties draw:fill="solid" draw:fill-color="#fffff9" draw:opacity="100.0%" draw:stroke="solid" svg:stroke-color="#000000" draw:stroke-linejoin="round" svg:stroke-opacity="100.0%" svg:stroke-width="0.33072916mm"/>
    </style:style>
    <style:style style:family="graphic" style:name="style-184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5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6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7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8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89">
      <style:graphic-properties draw:fill="solid" draw:fill-color="#fffff9" draw:opacity="100.0%" draw:stroke="solid" svg:stroke-color="#000000" draw:stroke-linejoin="round" svg:stroke-opacity="100.0%" svg:stroke-width="0.33072916mm"/>
    </style:style>
    <style:style style:family="graphic" style:name="style-190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191">
      <style:graphic-properties draw:fill="solid" draw:fill-color="#ffffff" draw:opacity="100.0%" draw:stroke="solid" svg:stroke-color="#000000" draw:stroke-linejoin="miter" svg:stroke-opacity="100.0%" svg:stroke-width="0.26458332mm"/>
    </style:style>
    <style:style style:family="graphic" style:name="style-192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93">
      <style:graphic-properties draw:fill="solid" draw:fill-color="#000000" draw:opacity="100.0%" draw:stroke="none"/>
    </style:style>
    <style:style style:family="graphic" style:name="style-194">
      <style:graphic-properties draw:fill="solid" draw:fill-color="#ffffff" draw:opacity="100.0%" draw:stroke="solid" svg:stroke-color="#000000" draw:stroke-linejoin="round" svg:stroke-opacity="100.0%" svg:stroke-width="0.26458332mm"/>
    </style:style>
    <style:style style:family="graphic" style:name="style-195">
      <style:graphic-properties draw:fill="solid" draw:fill-color="#ffffff" draw:opacity="100.0%" draw:stroke="solid" svg:stroke-color="#000000" draw:stroke-linejoin="miter" svg:stroke-opacity="100.0%" svg:stroke-width="0.26458332mm"/>
    </style:style>
    <style:style style:family="graphic" style:name="style-196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97">
      <style:graphic-properties draw:fill="solid" draw:fill-color="#000000" draw:opacity="100.0%" draw:stroke="none"/>
    </style:style>
    <style:style style:family="graphic" style:name="style-198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199">
      <style:graphic-properties draw:fill="solid" draw:fill-color="#000000" draw:opacity="100.0%" draw:stroke="none"/>
    </style:style>
    <style:style style:family="graphic" style:name="style-200">
      <style:graphic-properties draw:fill="solid" draw:fill-color="#000000" draw:opacity="100.0%" draw:stroke="none"/>
    </style:style>
    <style:style style:family="graphic" style:name="style-201">
      <style:graphic-properties draw:fill="none" draw:stroke="solid" svg:stroke-color="#000000" draw:stroke-linejoin="miter" svg:stroke-opacity="100.0%" svg:stroke-width="0.26458332mm"/>
    </style:style>
    <style:style style:family="graphic" style:name="style-202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203">
      <style:graphic-properties draw:fill="solid" draw:fill-color="#000000" draw:opacity="100.0%" draw:stroke="none"/>
    </style:style>
    <style:style style:family="graphic" style:name="style-204">
      <style:graphic-properties draw:fill="solid" draw:fill-color="#000000" draw:opacity="100.0%" draw:stroke="none"/>
    </style:style>
    <style:style style:family="graphic" style:name="style-205">
      <style:graphic-properties draw:fill="none" draw:stroke="solid" svg:stroke-color="#000000" draw:stroke-linejoin="miter" svg:stroke-opacity="100.0%" svg:stroke-width="0.26458332mm"/>
    </style:style>
    <style:style style:family="graphic" style:name="style-206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207">
      <style:graphic-properties draw:fill="solid" draw:fill-color="#ffffff" draw:opacity="100.0%" draw:stroke="solid" svg:stroke-color="#000000" draw:stroke-linejoin="round" svg:stroke-opacity="100.0%" svg:stroke-width="0.33072916mm"/>
    </style:style>
    <style:style style:family="graphic" style:name="style-208">
      <style:graphic-properties draw:fill="solid" draw:fill-color="#ffffff" draw:opacity="100.0%" draw:stroke="solid" svg:stroke-color="#000000" draw:stroke-linejoin="miter" svg:stroke-opacity="100.0%" svg:stroke-width="0.32140347mm"/>
    </style:style>
    <style:style style:family="graphic" style:name="style-209">
      <style:graphic-properties draw:fill="solid" draw:fill-color="#ffffff" draw:opacity="100.0%" draw:stroke="solid" svg:stroke-color="#000000" draw:stroke-linejoin="miter" svg:stroke-opacity="100.0%" svg:stroke-width="0.32140347mm"/>
    </style:style>
    <style:style style:family="graphic" style:name="style-210">
      <style:graphic-properties draw:fill="solid" draw:fill-color="#ffffff" draw:opacity="100.0%" draw:stroke="solid" svg:stroke-color="#000000" draw:stroke-linejoin="miter" svg:stroke-opacity="100.0%" svg:stroke-width="0.32140347mm"/>
    </style:style>
    <style:style style:family="graphic" style:name="style-211">
      <style:graphic-properties draw:fill="solid" draw:fill-color="#ffffff" draw:opacity="100.0%" draw:stroke="solid" svg:stroke-color="#000000" draw:stroke-linejoin="miter" svg:stroke-opacity="100.0%" svg:stroke-width="0.32140347mm"/>
    </style:style>
  </office:automatic-styles>
  <office:body>
    <office:drawing>
      <draw:page draw:master-page-name="Default" draw:name="page1" draw:style-name="DP1">
        <draw:g draw:id="svg1">
          <draw:g draw:id="g874">
            <draw:path svg:d="M 0.0 11562.291 L 11562.291 0.0" svg:height="115.62291mm" draw:style-name="style-2" svg:viewBox="0.0 0.0 11562.291 11562.291" svg:width="115.62291mm" svg:x="0.0mm" svg:y="0.0mm"/>
            <draw:path svg:d="M 0.0 11297.708 L 11297.708 0.0" svg:height="112.97707mm" draw:style-name="style-3" svg:viewBox="0.0 0.0 11297.708 11297.708" svg:width="112.97707mm" svg:x="2.6458333mm" svg:y="2.6458333mm"/>
            <draw:path svg:d="M 0.0 11033.124 L 11033.124 0.0" svg:height="110.331245mm" draw:style-name="style-4" svg:viewBox="0.0 0.0 11033.124 11033.124" svg:width="110.331245mm" svg:x="5.2916665mm" svg:y="5.2916665mm"/>
            <draw:path svg:d="M 0.0 10768.541 L 10768.541 0.0" svg:height="107.68541mm" draw:style-name="style-5" svg:viewBox="0.0 0.0 10768.541 10768.541" svg:width="107.68541mm" svg:x="7.9374995mm" svg:y="7.9374995mm"/>
            <draw:path svg:d="M 0.0 10503.958 L 10503.958 0.0" svg:height="105.03958mm" draw:style-name="style-6" svg:viewBox="0.0 0.0 10503.958 10503.958" svg:width="105.03958mm" svg:x="10.583333mm" svg:y="10.583333mm"/>
            <draw:path svg:d="M 0.0 10239.374 L 10239.374 0.0" svg:height="102.393745mm" draw:style-name="style-7" svg:viewBox="0.0 0.0 10239.374 10239.374" svg:width="102.393745mm" svg:x="13.229166mm" svg:y="13.229166mm"/>
            <draw:path svg:d="M 0.0 9974.791 L 9974.791 0.0" svg:height="99.74791mm" draw:style-name="style-8" svg:viewBox="0.0 0.0 9974.791 9974.791" svg:width="99.74791mm" svg:x="15.874999mm" svg:y="15.874999mm"/>
            <draw:path svg:d="M 0.0 9710.208 L 9710.208 0.0" svg:height="97.10208mm" draw:style-name="style-9" svg:viewBox="0.0 0.0 9710.208 9710.208" svg:width="97.10208mm" svg:x="18.520832mm" svg:y="18.520832mm"/>
            <draw:path svg:d="M 0.0 9445.624 L 9445.624 0.0" svg:height="94.456245mm" draw:style-name="style-10" svg:viewBox="0.0 0.0 9445.624 9445.624" svg:width="94.456245mm" svg:x="21.166666mm" svg:y="21.166666mm"/>
            <draw:path svg:d="M 0.0 9181.041 L 9181.041 0.0" svg:height="91.81041mm" draw:style-name="style-11" svg:viewBox="0.0 0.0 9181.041 9181.041" svg:width="91.81041mm" svg:x="23.812498mm" svg:y="23.812498mm"/>
            <draw:path svg:d="M 0.0 8916.458 L 8916.458 0.0" svg:height="89.16458mm" draw:style-name="style-12" svg:viewBox="0.0 0.0 8916.458 8916.458" svg:width="89.16458mm" svg:x="26.458332mm" svg:y="26.458332mm"/>
            <draw:path svg:d="M 0.0 8651.875 L 8651.875 0.0" svg:height="86.518745mm" draw:style-name="style-13" svg:viewBox="0.0 0.0 8651.875 8651.875" svg:width="86.518745mm" svg:x="29.104166mm" svg:y="29.104166mm"/>
            <draw:path svg:d="M 0.0 8387.291 L 8387.291 0.0" svg:height="83.87291mm" draw:style-name="style-14" svg:viewBox="0.0 0.0 8387.291 8387.291" svg:width="83.87291mm" svg:x="31.749998mm" svg:y="31.749998mm"/>
            <draw:path svg:d="M 0.0 8122.708 L 8122.708 0.0" svg:height="81.22708mm" draw:style-name="style-15" svg:viewBox="0.0 0.0 8122.708 8122.708" svg:width="81.22708mm" svg:x="34.395832mm" svg:y="34.395832mm"/>
            <draw:path svg:d="M 0.0 7858.1245 L 7858.1245 0.0" svg:height="78.581245mm" draw:style-name="style-16" svg:viewBox="0.0 0.0 7858.1245 7858.1245" svg:width="78.581245mm" svg:x="37.041664mm" svg:y="37.041664mm"/>
            <draw:path svg:d="M 0.0 7593.5415 L 7593.5415 0.0" svg:height="75.93541mm" draw:style-name="style-17" svg:viewBox="0.0 0.0 7593.5415 7593.5415" svg:width="75.93541mm" svg:x="39.687496mm" svg:y="39.687496mm"/>
            <draw:path svg:d="M 0.0 7328.958 L 7328.958 0.0" svg:height="73.28958mm" draw:style-name="style-18" svg:viewBox="0.0 0.0 7328.958 7328.958" svg:width="73.28958mm" svg:x="42.333332mm" svg:y="42.333332mm"/>
            <draw:path svg:d="M 0.0 7064.3745 L 7064.3745 0.0" svg:height="70.643745mm" draw:style-name="style-19" svg:viewBox="0.0 0.0 7064.3745 7064.3745" svg:width="70.643745mm" svg:x="44.979164mm" svg:y="44.979164mm"/>
            <draw:path svg:d="M 0.0 6799.7915 L 6799.7915 0.0" svg:height="67.99791mm" draw:style-name="style-20" svg:viewBox="0.0 0.0 6799.7915 6799.7915" svg:width="67.99791mm" svg:x="47.624996mm" svg:y="47.624996mm"/>
            <draw:path svg:d="M 0.0 6535.208 L 6535.208 0.0" svg:height="65.35208mm" draw:style-name="style-21" svg:viewBox="0.0 0.0 6535.208 6535.208" svg:width="65.35208mm" svg:x="50.270832mm" svg:y="50.270832mm"/>
            <draw:path svg:d="M 0.0 6270.6245 L 6270.6245 0.0" svg:height="62.706245mm" draw:style-name="style-22" svg:viewBox="0.0 0.0 6270.6245 6270.6245" svg:width="62.706245mm" svg:x="52.916664mm" svg:y="52.916664mm"/>
            <draw:path svg:d="M 0.0 6006.0415 L 6006.0415 0.0" svg:height="60.060413mm" draw:style-name="style-23" svg:viewBox="0.0 0.0 6006.0415 6006.0415" svg:width="60.060413mm" svg:x="55.562496mm" svg:y="55.562496mm"/>
            <draw:path svg:d="M 0.0 5741.458 L 5741.458 0.0" svg:height="57.41458mm" draw:style-name="style-24" svg:viewBox="0.0 0.0 5741.458 5741.458" svg:width="57.41458mm" svg:x="58.208332mm" svg:y="58.208332mm"/>
            <draw:path svg:d="M 0.0 5476.8745 L 5476.8745 0.0" svg:height="54.768745mm" draw:style-name="style-25" svg:viewBox="0.0 0.0 5476.8745 5476.8745" svg:width="54.768745mm" svg:x="60.854164mm" svg:y="60.854164mm"/>
            <draw:path svg:d="M 0.0 5212.2915 L 5212.2915 0.0" svg:height="52.122913mm" draw:style-name="style-26" svg:viewBox="0.0 0.0 5212.2915 5212.2915" svg:width="52.122913mm" svg:x="63.499996mm" svg:y="63.499996mm"/>
            <draw:path svg:d="M 0.0 4947.708 L 4947.708 0.0" svg:height="49.47708mm" draw:style-name="style-27" svg:viewBox="0.0 0.0 4947.708 4947.708" svg:width="49.47708mm" svg:x="66.14583mm" svg:y="66.14583mm"/>
            <draw:path svg:d="M 0.0 4683.1245 L 4683.1245 0.0" svg:height="46.83125mm" draw:style-name="style-28" svg:viewBox="0.0 0.0 4683.1245 4683.1245" svg:width="46.83125mm" svg:x="68.791664mm" svg:y="68.791664mm"/>
            <draw:path svg:d="M 0.0 4418.5415 L 4418.5415 0.0" svg:height="44.185413mm" draw:style-name="style-29" svg:viewBox="0.0 0.0 4418.5415 4418.5415" svg:width="44.185413mm" svg:x="71.4375mm" svg:y="71.4375mm"/>
            <draw:path svg:d="M 0.0 4153.958 L 4153.958 0.0" svg:height="41.53958mm" draw:style-name="style-30" svg:viewBox="0.0 0.0 4153.958 4153.958" svg:width="41.53958mm" svg:x="74.08333mm" svg:y="74.08333mm"/>
            <draw:path svg:d="M 0.0 3889.3748 L 3889.3748 0.0" svg:height="38.89375mm" draw:style-name="style-31" svg:viewBox="0.0 0.0 3889.3748 3889.3748" svg:width="38.89375mm" svg:x="76.729164mm" svg:y="76.729164mm"/>
            <draw:path svg:d="M 0.0 3624.7915 L 3624.7915 0.0" svg:height="36.247913mm" draw:style-name="style-32" svg:viewBox="0.0 0.0 3624.7915 3624.7915" svg:width="36.247913mm" svg:x="79.37499mm" svg:y="79.37499mm"/>
            <draw:path svg:d="M 0.0 3360.2083 L 3360.2083 0.0" svg:height="33.60208mm" draw:style-name="style-33" svg:viewBox="0.0 0.0 3360.2083 3360.2083" svg:width="33.60208mm" svg:x="82.02083mm" svg:y="82.02083mm"/>
            <draw:path svg:d="M 0.0 3095.6248 L 3095.6248 0.0" svg:height="30.95625mm" draw:style-name="style-34" svg:viewBox="0.0 0.0 3095.6248 3095.6248" svg:width="30.95625mm" svg:x="84.666664mm" svg:y="84.666664mm"/>
            <draw:path svg:d="M 0.0 2831.0415 L 2831.0415 0.0" svg:height="28.310415mm" draw:style-name="style-35" svg:viewBox="0.0 0.0 2831.0415 2831.0415" svg:width="28.310415mm" svg:x="87.31249mm" svg:y="87.31249mm"/>
            <draw:path svg:d="M 0.0 2566.4583 L 2566.4583 0.0" svg:height="25.664581mm" draw:style-name="style-36" svg:viewBox="0.0 0.0 2566.4583 2566.4583" svg:width="25.664581mm" svg:x="89.95833mm" svg:y="89.95833mm"/>
            <draw:path svg:d="M 0.0 2301.875 L 2301.875 0.0" svg:height="23.01875mm" draw:style-name="style-37" svg:viewBox="0.0 0.0 2301.875 2301.875" svg:width="23.01875mm" svg:x="92.604164mm" svg:y="92.604164mm"/>
            <draw:path svg:d="M 0.0 2037.2915 L 2037.2915 0.0" svg:height="20.372915mm" draw:style-name="style-38" svg:viewBox="0.0 0.0 2037.2915 2037.2915" svg:width="20.372915mm" svg:x="95.24999mm" svg:y="95.24999mm"/>
            <draw:path svg:d="M 0.0 1772.7083 L 1772.7083 0.0" svg:height="17.727083mm" draw:style-name="style-39" svg:viewBox="0.0 0.0 1772.7083 1772.7083" svg:width="17.727083mm" svg:x="97.89583mm" svg:y="97.89583mm"/>
            <draw:path svg:d="M 0.0 1508.1249 L 1508.1249 0.0" svg:height="15.081249mm" draw:style-name="style-40" svg:viewBox="0.0 0.0 1508.1249 1508.1249" svg:width="15.081249mm" svg:x="100.541664mm" svg:y="100.541664mm"/>
            <draw:path svg:d="M 0.0 1243.5416 L 1243.5416 0.0" svg:height="12.435416mm" draw:style-name="style-41" svg:viewBox="0.0 0.0 1243.5416 1243.5416" svg:width="12.435416mm" svg:x="103.18749mm" svg:y="103.18749mm"/>
            <draw:path svg:d="M 0.0 978.95825 L 978.95825 0.0" svg:height="9.789583mm" draw:style-name="style-42" svg:viewBox="0.0 0.0 978.95825 978.95825" svg:width="9.789583mm" svg:x="105.83333mm" svg:y="105.83333mm"/>
            <draw:path svg:d="M 0.0 714.37494 L 714.37494 0.0" svg:height="7.1437497mm" draw:style-name="style-43" svg:viewBox="0.0 0.0 714.37494 714.37494" svg:width="7.1437497mm" svg:x="108.479164mm" svg:y="108.479164mm"/>
            <draw:path svg:d="M 0.0 449.79166 L 449.79166 0.0" svg:height="4.497916mm" draw:style-name="style-44" svg:viewBox="0.0 0.0 449.79166 449.79166" svg:width="4.497916mm" svg:x="111.12499mm" svg:y="111.12499mm"/>
            <draw:path svg:d="M 0.0 185.20833 L 185.20833 0.0" svg:height="1.8520832mm" draw:style-name="style-45" svg:viewBox="0.0 0.0 185.20833 185.20833" svg:width="1.8520832mm" svg:x="113.77083mm" svg:y="113.77083mm"/>
          </draw:g>
          <draw:g draw:id="g919">
            <draw:path svg:d="M 11297.708 0.0 L 0.0 11297.708" svg:height="112.97707mm" draw:style-name="style-46" svg:viewBox="0.0 0.0 11297.708 11297.708" svg:width="112.97707mm" svg:x="0.0mm" svg:y="0.0mm"/>
            <draw:path svg:d="M 11033.124 0.0 L 0.0 11033.124" svg:height="110.331245mm" draw:style-name="style-47" svg:viewBox="0.0 0.0 11033.124 11033.124" svg:width="110.331245mm" svg:x="0.0mm" svg:y="0.0mm"/>
            <draw:path svg:d="M 10768.541 0.0 L 0.0 10768.541" svg:height="107.68541mm" draw:style-name="style-48" svg:viewBox="0.0 0.0 10768.541 10768.541" svg:width="107.68541mm" svg:x="0.0mm" svg:y="0.0mm"/>
            <draw:path svg:d="M 10503.958 0.0 L 0.0 10503.958" svg:height="105.03958mm" draw:style-name="style-49" svg:viewBox="0.0 0.0 10503.958 10503.958" svg:width="105.03958mm" svg:x="0.0mm" svg:y="0.0mm"/>
            <draw:path svg:d="M 10239.374 0.0 L 0.0 10239.374" svg:height="102.393745mm" draw:style-name="style-50" svg:viewBox="0.0 0.0 10239.374 10239.374" svg:width="102.393745mm" svg:x="0.0mm" svg:y="0.0mm"/>
            <draw:path svg:d="M 9974.791 0.0 L 0.0 9974.791" svg:height="99.74791mm" draw:style-name="style-51" svg:viewBox="0.0 0.0 9974.791 9974.791" svg:width="99.74791mm" svg:x="0.0mm" svg:y="0.0mm"/>
            <draw:path svg:d="M 9710.208 0.0 L 0.0 9710.208" svg:height="97.10208mm" draw:style-name="style-52" svg:viewBox="0.0 0.0 9710.208 9710.208" svg:width="97.10208mm" svg:x="0.0mm" svg:y="0.0mm"/>
            <draw:path svg:d="M 9445.624 0.0 L 0.0 9445.624" svg:height="94.456245mm" draw:style-name="style-53" svg:viewBox="0.0 0.0 9445.624 9445.624" svg:width="94.456245mm" svg:x="0.0mm" svg:y="0.0mm"/>
            <draw:path svg:d="M 9181.041 0.0 L 0.0 9181.041" svg:height="91.81041mm" draw:style-name="style-54" svg:viewBox="0.0 0.0 9181.041 9181.041" svg:width="91.81041mm" svg:x="0.0mm" svg:y="0.0mm"/>
            <draw:path svg:d="M 8916.458 0.0 L 0.0 8916.458" svg:height="89.16458mm" draw:style-name="style-55" svg:viewBox="0.0 0.0 8916.458 8916.458" svg:width="89.16458mm" svg:x="0.0mm" svg:y="0.0mm"/>
            <draw:path svg:d="M 8651.875 0.0 L 0.0 8651.875" svg:height="86.518745mm" draw:style-name="style-56" svg:viewBox="0.0 0.0 8651.875 8651.875" svg:width="86.518745mm" svg:x="0.0mm" svg:y="0.0mm"/>
            <draw:path svg:d="M 8387.291 0.0 L 0.0 8387.291" svg:height="83.87291mm" draw:style-name="style-57" svg:viewBox="0.0 0.0 8387.291 8387.291" svg:width="83.87291mm" svg:x="0.0mm" svg:y="0.0mm"/>
            <draw:path svg:d="M 8122.708 0.0 L 0.0 8122.708" svg:height="81.22708mm" draw:style-name="style-58" svg:viewBox="0.0 0.0 8122.708 8122.708" svg:width="81.22708mm" svg:x="0.0mm" svg:y="0.0mm"/>
            <draw:path svg:d="M 7858.1245 0.0 L 0.0 7858.1245" svg:height="78.581245mm" draw:style-name="style-59" svg:viewBox="0.0 0.0 7858.1245 7858.1245" svg:width="78.581245mm" svg:x="0.0mm" svg:y="0.0mm"/>
            <draw:path svg:d="M 7593.5415 0.0 L 0.0 7593.5415" svg:height="75.93541mm" draw:style-name="style-60" svg:viewBox="0.0 0.0 7593.5415 7593.5415" svg:width="75.93541mm" svg:x="0.0mm" svg:y="0.0mm"/>
            <draw:path svg:d="M 7328.958 0.0 L 0.0 7328.958" svg:height="73.28958mm" draw:style-name="style-61" svg:viewBox="0.0 0.0 7328.958 7328.958" svg:width="73.28958mm" svg:x="0.0mm" svg:y="0.0mm"/>
            <draw:path svg:d="M 7064.3745 0.0 L 0.0 7064.3745" svg:height="70.643745mm" draw:style-name="style-62" svg:viewBox="0.0 0.0 7064.3745 7064.3745" svg:width="70.643745mm" svg:x="0.0mm" svg:y="0.0mm"/>
            <draw:path svg:d="M 6799.7915 0.0 L 0.0 6799.7915" svg:height="67.99791mm" draw:style-name="style-63" svg:viewBox="0.0 0.0 6799.7915 6799.7915" svg:width="67.99791mm" svg:x="0.0mm" svg:y="0.0mm"/>
            <draw:path svg:d="M 6535.208 0.0 L 0.0 6535.208" svg:height="65.35208mm" draw:style-name="style-64" svg:viewBox="0.0 0.0 6535.208 6535.208" svg:width="65.35208mm" svg:x="0.0mm" svg:y="0.0mm"/>
            <draw:path svg:d="M 6270.6245 0.0 L 0.0 6270.6245" svg:height="62.706245mm" draw:style-name="style-65" svg:viewBox="0.0 0.0 6270.6245 6270.6245" svg:width="62.706245mm" svg:x="0.0mm" svg:y="0.0mm"/>
            <draw:path svg:d="M 6006.0415 0.0 L 0.0 6006.0415" svg:height="60.060413mm" draw:style-name="style-66" svg:viewBox="0.0 0.0 6006.0415 6006.0415" svg:width="60.060413mm" svg:x="0.0mm" svg:y="0.0mm"/>
            <draw:path svg:d="M 5741.458 0.0 L 0.0 5741.458" svg:height="57.41458mm" draw:style-name="style-67" svg:viewBox="0.0 0.0 5741.458 5741.458" svg:width="57.41458mm" svg:x="0.0mm" svg:y="0.0mm"/>
            <draw:path svg:d="M 5476.8745 0.0 L 0.0 5476.8745" svg:height="54.768745mm" draw:style-name="style-68" svg:viewBox="0.0 0.0 5476.8745 5476.8745" svg:width="54.768745mm" svg:x="0.0mm" svg:y="0.0mm"/>
            <draw:path svg:d="M 5212.2915 0.0 L 0.0 5212.2915" svg:height="52.122913mm" draw:style-name="style-69" svg:viewBox="0.0 0.0 5212.2915 5212.2915" svg:width="52.122913mm" svg:x="0.0mm" svg:y="0.0mm"/>
            <draw:path svg:d="M 4947.708 0.0 L 0.0 4947.708" svg:height="49.47708mm" draw:style-name="style-70" svg:viewBox="0.0 0.0 4947.708 4947.708" svg:width="49.47708mm" svg:x="0.0mm" svg:y="0.0mm"/>
            <draw:path svg:d="M 4683.1245 0.0 L 0.0 4683.1245" svg:height="46.83125mm" draw:style-name="style-71" svg:viewBox="0.0 0.0 4683.1245 4683.1245" svg:width="46.83125mm" svg:x="0.0mm" svg:y="0.0mm"/>
            <draw:path svg:d="M 4418.5415 0.0 L 0.0 4418.5415" svg:height="44.185413mm" draw:style-name="style-72" svg:viewBox="0.0 0.0 4418.5415 4418.5415" svg:width="44.185413mm" svg:x="0.0mm" svg:y="0.0mm"/>
            <draw:path svg:d="M 4153.958 0.0 L 0.0 4153.958" svg:height="41.53958mm" draw:style-name="style-73" svg:viewBox="0.0 0.0 4153.958 4153.958" svg:width="41.53958mm" svg:x="0.0mm" svg:y="0.0mm"/>
            <draw:path svg:d="M 3889.3748 0.0 L 0.0 3889.3748" svg:height="38.89375mm" draw:style-name="style-74" svg:viewBox="0.0 0.0 3889.3748 3889.3748" svg:width="38.89375mm" svg:x="0.0mm" svg:y="0.0mm"/>
            <draw:path svg:d="M 3624.7915 0.0 L 0.0 3624.7915" svg:height="36.247913mm" draw:style-name="style-75" svg:viewBox="0.0 0.0 3624.7915 3624.7915" svg:width="36.247913mm" svg:x="0.0mm" svg:y="0.0mm"/>
            <draw:path svg:d="M 3360.2083 0.0 L 0.0 3360.2083" svg:height="33.60208mm" draw:style-name="style-76" svg:viewBox="0.0 0.0 3360.2083 3360.2083" svg:width="33.60208mm" svg:x="0.0mm" svg:y="0.0mm"/>
            <draw:path svg:d="M 3095.6248 0.0 L 0.0 3095.6248" svg:height="30.95625mm" draw:style-name="style-77" svg:viewBox="0.0 0.0 3095.6248 3095.6248" svg:width="30.95625mm" svg:x="0.0mm" svg:y="0.0mm"/>
            <draw:path svg:d="M 2831.0415 0.0 L 0.0 2831.0415" svg:height="28.310415mm" draw:style-name="style-78" svg:viewBox="0.0 0.0 2831.0415 2831.0415" svg:width="28.310415mm" svg:x="0.0mm" svg:y="0.0mm"/>
            <draw:path svg:d="M 2566.4575 0.0 L 0.0 2566.4583" svg:height="25.664581mm" draw:style-name="style-79" svg:viewBox="0.0 0.0 2566.4575 2566.4583" svg:width="25.664576mm" svg:x="0.0mm" svg:y="0.0mm"/>
            <draw:path svg:d="M 2301.8743 0.0 L 0.0 2301.875" svg:height="23.01875mm" draw:style-name="style-80" svg:viewBox="0.0 0.0 2301.8743 2301.875" svg:width="23.018744mm" svg:x="0.0mm" svg:y="0.0mm"/>
            <draw:path svg:d="M 2037.2915 0.0 L 0.0 2037.2915" svg:height="20.372915mm" draw:style-name="style-81" svg:viewBox="0.0 0.0 2037.2915 2037.2915" svg:width="20.372915mm" svg:x="0.0mm" svg:y="0.0mm"/>
            <draw:path svg:d="M 1772.7083 0.0 L 0.0 1772.7083" svg:height="17.727083mm" draw:style-name="style-82" svg:viewBox="0.0 0.0 1772.7083 1772.7083" svg:width="17.727083mm" svg:x="0.0mm" svg:y="0.0mm"/>
            <draw:path svg:d="M 1508.1249 0.0 L 0.0 1508.1249" svg:height="15.081249mm" draw:style-name="style-83" svg:viewBox="0.0 0.0 1508.1249 1508.1249" svg:width="15.081249mm" svg:x="0.0mm" svg:y="0.0mm"/>
            <draw:path svg:d="M 1243.5416 0.0 L 0.0 1243.5416" svg:height="12.435416mm" draw:style-name="style-84" svg:viewBox="0.0 0.0 1243.5416 1243.5416" svg:width="12.435416mm" svg:x="0.0mm" svg:y="0.0mm"/>
            <draw:path svg:d="M 978.95825 0.0 L 0.0 978.95825" svg:height="9.789583mm" draw:style-name="style-85" svg:viewBox="0.0 0.0 978.95825 978.95825" svg:width="9.789583mm" svg:x="0.0mm" svg:y="0.0mm"/>
            <draw:path svg:d="M 714.37494 0.0 L 0.0 714.37494" svg:height="7.1437497mm" draw:style-name="style-86" svg:viewBox="0.0 0.0 714.37494 714.37494" svg:width="7.1437497mm" svg:x="0.0mm" svg:y="0.0mm"/>
            <draw:path svg:d="M 449.79166 0.0 L 0.0 449.79166" svg:height="4.497916mm" draw:style-name="style-87" svg:viewBox="0.0 0.0 449.79166 449.79166" svg:width="4.497916mm" svg:x="0.0mm" svg:y="0.0mm"/>
          </draw:g>
          <draw:g draw:id="g841">
            <draw:path svg:d="M 0.0 0.0 L 0.0 1441.9791 L 1441.9791 1441.9791 L 1441.9791 0.0 L 0.0 0.0 z" svg:height="14.419791mm" draw:style-name="style-88" svg:viewBox="0.0 0.0 1441.9791 1441.9791" svg:width="14.419791mm" svg:x="0.0mm" svg:y="0.0mm"/>
            <draw:path svg:d="M 0.0 0.0 L 0.0 1441.9791 L 1441.9791 1441.9791 L 1441.9791 0.0 L 0.0 0.0 z" svg:height="14.419791mm" draw:style-name="style-89" svg:viewBox="0.0 0.0 1441.9791 1441.9791" svg:width="14.419791mm" svg:x="28.839582mm" svg:y="0.0mm"/>
            <draw:path svg:d="M 0.0 0.0 L 0.0 1441.9791 L 1441.9791 1441.9791 L 1441.9791 0.0 L 0.0 0.0 z" svg:height="14.419791mm" draw:style-name="style-90" svg:viewBox="0.0 0.0 1441.9791 1441.9791" svg:width="14.419791mm" svg:x="57.679165mm" svg:y="0.0mm"/>
            <draw:path svg:d="M 0.0 0.0 L 0.0 1441.9791 L 1455.2083 1441.9791 L 1455.2083 0.0 L 0.0 0.0 z" svg:height="14.419791mm" draw:style-name="style-91" svg:viewBox="0.0 0.0 1455.2083 1441.9791" svg:width="14.552083mm" svg:x="86.518745mm" svg:y="0.0mm"/>
            <draw:path svg:d="M 0.0 0.0 L 0.0 1441.9791 L 1415.5208 1441.9791 L 1415.5208 0.0 L 0.0 0.0 z" svg:height="14.419791mm" draw:style-name="style-92" svg:viewBox="0.0 0.0 1415.5208 1441.9791" svg:width="14.155208mm" svg:x="14.684374mm" svg:y="14.419791mm"/>
            <draw:path svg:d="M 0.0 0.0 L 0.0 1441.9791 L 1441.9791 1441.9791 L 1441.9791 0.0 L 0.0 0.0 z" svg:height="14.419791mm" draw:style-name="style-93" svg:viewBox="0.0 0.0 1441.9791 1441.9791" svg:width="14.419791mm" svg:x="43.259373mm" svg:y="14.419791mm"/>
            <draw:path svg:d="M 0.0 0.0 L 0.0 1441.9791 L 1441.9791 1441.9791 L 1441.9791 0.0 L 0.0 0.0 z" svg:height="14.419791mm" draw:style-name="style-94" svg:viewBox="0.0 0.0 1441.9791 1441.9791" svg:width="14.419791mm" svg:x="72.09895mm" svg:y="14.419791mm"/>
            <draw:path svg:d="M 0.0 0.0 L 0.0 1441.9791 L 1455.2083 1441.9791 L 1455.2083 0.0 L 0.0 0.0 z" svg:height="14.419791mm" draw:style-name="style-95" svg:viewBox="0.0 0.0 1455.2083 1441.9791" svg:width="14.552083mm" svg:x="101.07083mm" svg:y="14.419791mm"/>
            <draw:path svg:d="M 0.0 0.0 L 0.0 1441.9792 L 1441.979 1441.9792 L 1441.979 0.0 L 0.0 0.0 z" svg:height="14.419793mm" draw:style-name="style-96" svg:viewBox="0.0 0.0 1441.979 1441.9792" svg:width="14.41979mm" svg:x="-4.4979165E-6mm" svg:y="28.95068mm"/>
            <draw:path svg:d="M 0.0 0.0 L 0.0 1441.9792 L 1441.9791 1441.9792 L 1441.9791 0.0 L 0.0 0.0 z" svg:height="14.419793mm" draw:style-name="style-97" svg:viewBox="0.0 0.0 1441.9791 1441.9792" svg:width="14.419791mm" svg:x="28.839582mm" svg:y="28.95068mm"/>
            <draw:path svg:d="M 0.0 0.0 L 0.0 1441.9792 L 1441.9791 1441.9792 L 1441.9791 0.0 L 0.0 0.0 z" svg:height="14.419793mm" draw:style-name="style-98" svg:viewBox="0.0 0.0 1441.9791 1441.9792" svg:width="14.419791mm" svg:x="57.679165mm" svg:y="28.95068mm"/>
            <draw:path svg:d="M 0.0 0.0 L 0.0 1441.9792 L 1455.2026 1441.9792 L 1455.2026 0.0 L 0.0 0.0 z" svg:height="14.419793mm" draw:style-name="style-99" svg:viewBox="0.0 0.0 1455.2026 1441.9792" svg:width="14.552026mm" svg:x="86.51872mm" svg:y="28.95068mm"/>
            <draw:path svg:d="M 0.0 0.0 L 0.0 1441.9791 L 1415.5212 1441.9791 L 1415.5212 0.0 L 0.0 0.0 z" svg:height="14.419791mm" draw:style-name="style-100" svg:viewBox="0.0 0.0 1415.5212 1441.9791" svg:width="14.155212mm" svg:x="14.684369mm" svg:y="43.370472mm"/>
            <draw:path svg:d="M 0.0 0.0 L 0.0 1441.9791 L 1441.9791 1441.9791 L 1441.9791 0.0 L 0.0 0.0 z" svg:height="14.419791mm" draw:style-name="style-101" svg:viewBox="0.0 0.0 1441.9791 1441.9791" svg:width="14.419791mm" svg:x="43.259373mm" svg:y="43.370472mm"/>
            <draw:path svg:d="M 0.0 0.0 L 0.0 1441.9791 L 1441.9767 1441.9791 L 1441.9767 0.0 L 0.0 0.0 z" svg:height="14.419791mm" draw:style-name="style-102" svg:viewBox="0.0 0.0 1441.9767 1441.9791" svg:width="14.419766mm" svg:x="72.09895mm" svg:y="43.370472mm"/>
            <draw:path svg:d="M 0.0 0.0 L 0.0 1441.9791 L 1455.2083 1441.9791 L 1455.2083 0.0 L 0.0 0.0 z" svg:height="14.419791mm" draw:style-name="style-103" svg:viewBox="0.0 0.0 1455.2083 1441.9791" svg:width="14.552083mm" svg:x="101.07075mm" svg:y="43.370472mm"/>
            <draw:path svg:d="M 0.0 0.0 L 0.0 1441.9734 L 1441.979 1441.9734 L 1441.979 0.0 L 0.0 0.0 z" svg:height="14.419734mm" draw:style-name="style-104" svg:viewBox="0.0 0.0 1441.979 1441.9734" svg:width="14.41979mm" svg:x="-0.06386406mm" svg:y="57.52917mm"/>
            <draw:path svg:d="M 0.0 0.0 L 0.0 1441.9734 L 1441.9792 1441.9734 L 1441.9792 0.0 L 0.0 0.0 z" svg:height="14.419734mm" draw:style-name="style-105" svg:viewBox="0.0 0.0 1441.9792 1441.9734" svg:width="14.419793mm" svg:x="28.775711mm" svg:y="57.52917mm"/>
            <draw:path svg:d="M 0.0 0.0 L 0.0 1441.9734 L 1441.9791 1441.9734 L 1441.9791 0.0 L 0.0 0.0 z" svg:height="14.419734mm" draw:style-name="style-106" svg:viewBox="0.0 0.0 1441.9791 1441.9734" svg:width="14.419791mm" svg:x="57.615295mm" svg:y="57.52917mm"/>
            <draw:path svg:d="M 0.0 0.0 L 0.0 1441.9734 L 1455.2083 1441.9734 L 1455.2083 0.0 L 0.0 0.0 z" svg:height="14.419734mm" draw:style-name="style-107" svg:viewBox="0.0 0.0 1455.2083 1441.9734" svg:width="14.552083mm" svg:x="86.45488mm" svg:y="57.52917mm"/>
            <draw:path svg:d="M 0.0 0.0 L 0.0 1441.9791 L 1415.5201 1441.9791 L 1415.5201 0.0 L 0.0 0.0 z" svg:height="14.419791mm" draw:style-name="style-108" svg:viewBox="0.0 0.0 1415.5201 1441.9791" svg:width="14.155202mm" svg:x="14.620509mm" svg:y="71.948906mm"/>
            <draw:path svg:d="M 0.0 0.0 L 0.0 1441.9791 L 1441.9791 1441.9791 L 1441.9791 0.0 L 0.0 0.0 z" svg:height="14.419791mm" draw:style-name="style-109" svg:viewBox="0.0 0.0 1441.9791 1441.9791" svg:width="14.419791mm" svg:x="43.195503mm" svg:y="71.948906mm"/>
            <draw:path svg:d="M 0.0 0.0 L 0.0 1441.9791 L 1441.9791 1441.9791 L 1441.9791 0.0 L 0.0 0.0 z" svg:height="14.419791mm" draw:style-name="style-110" svg:viewBox="0.0 0.0 1441.9791 1441.9791" svg:width="14.419791mm" svg:x="72.03509mm" svg:y="71.948906mm"/>
            <draw:path svg:d="M 0.0 0.0 L 0.0 1441.9791 L 1455.2083 1441.9791 L 1455.2083 0.0 L 0.0 0.0 z" svg:height="14.419791mm" draw:style-name="style-111" svg:viewBox="0.0 0.0 1455.2083 1441.9791" svg:width="14.552083mm" svg:x="101.00696mm" svg:y="71.948906mm"/>
            <draw:path svg:d="M 0.0 0.0 L 0.0 1468.2969 L 1445.2611 1468.2969 L 1445.2611 0.0 L 0.0 0.0 z" svg:height="14.682969mm" draw:style-name="style-112" svg:viewBox="0.0 0.0 1445.2611 1468.2969" svg:width="14.452612mm" svg:x="0.2631895mm" svg:y="86.32574mm"/>
            <draw:path svg:d="M 0.0 0.0 L 0.0 1468.2969 L 1445.2599 1468.2969 L 1445.2599 0.0 L 0.0 0.0 z" svg:height="14.682969mm" draw:style-name="style-113" svg:viewBox="0.0 0.0 1445.2599 1468.2969" svg:width="14.4526mm" svg:x="29.168432mm" svg:y="86.32574mm"/>
            <draw:path svg:d="M 0.0 0.0 L 0.0 1468.2969 L 1445.2598 1468.2969 L 1445.2598 0.0 L 0.0 0.0 z" svg:height="14.682969mm" draw:style-name="style-114" svg:viewBox="0.0 0.0 1445.2598 1468.2969" svg:width="14.452598mm" svg:x="58.07363mm" svg:y="86.32574mm"/>
            <draw:path svg:d="M 0.0 0.0 L 0.0 1468.2969 L 1458.5204 1468.2969 L 1458.5204 0.0 L 0.0 0.0 z" svg:height="14.682969mm" draw:style-name="style-115" svg:viewBox="0.0 0.0 1458.5204 1468.2969" svg:width="14.585204mm" svg:x="86.97886mm" svg:y="86.32574mm"/>
            <draw:path svg:d="M 0.0 0.0 L 0.0 1468.2969 L 1418.7444 1468.2969 L 1418.7444 0.0 L 0.0 0.0 z" svg:height="14.682969mm" draw:style-name="style-116" svg:viewBox="0.0 0.0 1418.7444 1468.2969" svg:width="14.187444mm" svg:x="14.980988mm" svg:y="101.008705mm"/>
            <draw:path svg:d="M 0.0 0.0 L 0.0 1468.2969 L 1445.2601 1468.2969 L 1445.2601 0.0 L 0.0 0.0 z" svg:height="14.682969mm" draw:style-name="style-117" svg:viewBox="0.0 0.0 1445.2601 1468.2969" svg:width="14.452601mm" svg:x="43.621033mm" svg:y="101.008705mm"/>
            <draw:path svg:d="M 0.0 0.0 L 0.0 1468.2969 L 1445.263 1468.2969 L 1445.263 0.0 L 0.0 0.0 z" svg:height="14.682969mm" draw:style-name="style-118" svg:viewBox="0.0 0.0 1445.263 1468.2969" svg:width="14.45263mm" svg:x="72.52623mm" svg:y="101.008705mm"/>
            <draw:path svg:d="M 0.0 0.0 L 0.0 1468.2969 L 1458.5212 1468.2969 L 1458.5212 0.0 L 0.0 0.0 z" svg:height="14.682969mm" draw:style-name="style-119" svg:viewBox="0.0 0.0 1458.5212 1468.2969" svg:width="14.585212mm" svg:x="101.564064mm" svg:y="101.008705mm"/>
          </draw:g>
          <draw:path svg:d="M 928.806 1282.418 C 1012.2635 1281.8569 1013.61816 1178.7239 933.6743 1095.2639 C 862.0702 1023.4558 773.21783 986.1418 706.2491 957.29425 C 798.98035 836.742 724.7964 753.84296 641.33624 503.46762 C 770.98474 505.54193 910.2587 500.75037 910.2587 500.75037 C 910.2587 333.5444 744.6613 219.18083 613.51794 216.00052 C 613.51794 160.36125 615.0102 2.7172515 485.18713 0.0 C 348.805 0.56359607 352.64938 159.13887 351.15182 221.42976 C 267.69437 221.42976 64.904434 335.79596 60.403893 505.0605 C 150.98396 507.11624 287.17294 504.22177 363.14273 507.87302 C 353.86914 609.87787 168.40414 865.1213 307.5035 957.85504 C 242.58803 985.6735 121.07283 1031.4834 57.12834 1096.9518 C -8.647097 1160.9229 -30.639265 1280.2643 62.09193 1282.4153 L 928.806 1282.418 z" svg:height="12.82418mm" draw:style-name="style-120" svg:viewBox="0.0 0.0 992.5379 1282.418" svg:width="9.925379mm" svg:x="2.3736322mm" svg:y="14.664546mm"/>
          <draw:path svg:d="M 928.8065 1282.418 C 1012.26416 1281.8569 1013.61865 1178.7231 933.6748 1095.2631 C 862.06964 1023.455 773.2173 986.141 706.24866 957.29346 C 798.9798 836.7412 724.79584 753.8421 641.33575 503.4668 C 770.98425 505.54114 910.25934 500.74954 910.25934 500.74954 C 910.25934 333.5436 744.66077 219.18033 613.5175 216.0 C 613.5175 160.36075 615.00964 2.7172515 485.18655 0.0 C 348.805 0.56359607 352.64944 159.13837 351.15182 221.42926 C 267.6944 221.42926 64.90438 335.79517 60.403893 505.0597 C 150.984 507.11545 287.17297 504.22095 363.1428 507.87222 C 353.86908 609.8771 168.4042 865.1205 307.50363 957.85443 C 242.58794 985.67267 121.07283 1031.4827 57.128292 1096.951 C -8.647122 1160.922 -30.639278 1280.2643 62.091854 1282.4153 L 928.8065 1282.418 z" svg:height="12.82418mm" draw:style-name="style-121" svg:viewBox="0.0 0.0 992.5385 1282.418" svg:width="9.9253845mm" svg:x="17.586191mm" svg:y="14.664546mm"/>
          <draw:path svg:d="M 928.8061 1282.4191 C 1012.26355 1281.858 1013.61804 1178.724 933.6742 1095.2638 C 862.07 1023.45593 773.21765 986.1417 706.249 957.2941 C 798.9804 836.7421 724.79645 753.84283 641.3362 503.4677 C 770.9847 505.54202 910.2587 500.75046 910.2587 500.75046 C 910.2587 333.5443 744.6612 219.18083 613.5177 216.00052 C 613.5177 160.36125 615.01025 2.7172515 485.18698 0.0 C 348.8048 0.56359607 352.64944 159.13887 351.15164 221.42976 C 267.6942 221.42976 64.90438 335.79587 60.40369 505.0604 C 150.9838 507.11633 287.17297 504.22165 363.14258 507.87292 C 353.86908 609.87775 168.40399 865.12134 307.50363 957.8551 C 242.58794 985.6734 121.07283 1031.4833 57.128292 1096.9519 C -8.647122 1160.9229 -30.639278 1280.2651 62.091854 1282.4163 L 928.8061 1282.4191 z" svg:height="12.82419mm" draw:style-name="style-122" svg:viewBox="0.0 0.0 992.5379 1282.4191" svg:width="9.925379mm" svg:x="31.61848mm" svg:y="14.533408mm"/>
          <draw:path svg:d="M 928.8087 1282.4191 C 1012.2662 1281.858 1013.62103 1178.7233 933.6772 1095.263 C 862.07025 1023.45514 773.21783 986.1409 706.24927 957.29333 C 798.98016 836.74133 724.79663 753.84204 641.33636 503.4669 C 770.98486 505.54123 910.26135 500.74966 910.26135 500.74966 C 910.26135 333.5435 744.6614 219.18033 613.5179 216.0 C 613.5179 160.36075 615.0105 2.7172515 485.18716 0.0 C 348.805 0.56359607 352.64966 159.13837 351.15182 221.42926 C 267.6944 221.42926 64.90438 335.79504 60.404095 505.05957 C 150.984 507.11554 287.1732 504.22086 363.1428 507.8721 C 353.8693 609.87695 168.4042 865.12054 307.5038 957.8543 C 242.58813 985.6726 121.07303 1031.4825 57.128292 1096.9512 C -8.64692 1160.9221 -30.639278 1280.2651 62.092056 1282.4163 L 928.8087 1282.4191 z" svg:height="12.82419mm" draw:style-name="style-123" svg:viewBox="0.0 0.0 992.5406 1282.4191" svg:width="9.925406mm" svg:x="46.831013mm" svg:y="14.533408mm"/>
          <draw:path svg:d="M 928.8059 1282.4191 C 1012.26337 1281.858 1013.6182 1178.724 933.674 1095.2638 C 862.0698 1023.45593 773.21783 986.1417 706.24927 957.2941 C 798.98016 836.7421 724.79626 753.84283 641.336 503.4677 C 770.9845 505.54202 910.2589 500.75046 910.2589 500.75046 C 910.2589 333.5443 744.6614 219.18083 613.5179 216.00052 C 613.5179 160.36125 615.0101 2.7172515 485.18716 0.0 C 348.805 0.56359607 352.64923 159.13887 351.15182 221.42976 C 267.6944 221.42976 64.90438 335.79587 60.40369 505.0604 C 150.984 507.11633 287.1728 504.22165 363.1428 507.87292 C 353.8689 609.87775 168.4042 865.12134 307.50342 957.8551 C 242.58813 985.6734 121.072624 1031.4833 57.128292 1096.9519 C -8.647324 1160.9229 -30.639278 1280.2651 62.091652 1282.4163 L 928.8059 1282.4191 z" svg:height="12.82419mm" draw:style-name="style-124" svg:viewBox="0.0 0.0 992.53796 1282.4191" svg:width="9.92538mm" svg:x="59.420734mm" svg:y="14.533408mm"/>
          <draw:path svg:d="M 928.80634 1282.4191 C 1012.26373 1281.858 1013.61865 1178.7233 933.6744 1095.263 C 862.07025 1023.45514 773.21826 986.1409 706.24963 957.29333 C 798.9806 836.74133 724.79663 753.84204 641.3368 503.4669 C 770.98486 505.54123 910.2585 500.74966 910.2585 500.74966 C 910.2585 333.5435 744.6614 219.18033 613.5179 216.0 C 613.5179 160.36075 615.0101 2.7172515 485.18756 0.0 C 348.8054 0.56359607 352.64966 159.13837 351.15182 221.42926 C 267.6944 221.42926 64.904785 335.79504 60.404095 505.05957 C 150.984 507.11554 287.1732 504.22086 363.1432 507.8721 C 353.8689 609.87695 168.4046 865.12054 307.5038 957.8543 C 242.58853 985.6726 121.07303 1031.4825 57.128292 1096.9512 C -8.64692 1160.9221 -30.639278 1280.2651 62.09246 1282.4163 L 928.80634 1282.4191 z" svg:height="12.82419mm" draw:style-name="style-125" svg:viewBox="0.0 0.0 992.5381 1282.4191" svg:width="9.925381mm" svg:x="74.63329mm" svg:y="14.533408mm"/>
          <draw:path svg:d="M 928.80634 1282.4199 C 1012.26373 1281.8591 1013.61865 1178.7239 933.6744 1095.2639 C 862.07025 1023.4558 773.21826 986.1416 706.24884 957.29425 C 798.9806 836.742 724.79663 753.84296 641.336 503.46762 C 770.98486 505.54193 910.2585 500.75037 910.2585 500.75037 C 910.2585 333.5442 744.6614 219.18083 613.5179 216.00052 C 613.5179 160.36125 615.0101 2.7172515 485.18756 0.0 C 348.8054 0.56349516 352.64966 159.13887 351.15182 221.42976 C 267.6944 221.42976 64.904785 335.79596 60.404095 505.0605 C 150.984 507.11624 287.1732 504.22177 363.1432 507.87302 C 353.8689 609.87787 168.4046 865.1213 307.5038 957.85504 C 242.58853 985.6733 121.07303 1031.4834 57.128292 1096.9518 C -8.64692 1160.9229 -30.639278 1280.2662 62.091652 1282.4174 L 928.80634 1282.4199 z" svg:height="12.8242mm" draw:style-name="style-126" svg:viewBox="0.0 0.0 992.5382 1282.4199" svg:width="9.925382mm" svg:x="88.66558mm" svg:y="14.40227mm"/>
          <draw:path svg:d="M 928.8087 1282.4199 C 1012.2662 1281.8591 1013.62024 1178.7231 933.6768 1095.2631 C 862.07025 1023.455 773.21747 986.141 706.24884 957.29346 C 798.9798 836.7412 724.79584 753.8421 641.336 503.4668 C 770.9841 505.54114 910.2609 500.74954 910.2609 500.74954 C 910.2609 333.5436 744.6614 219.18022 613.5179 216.0 C 613.5179 160.36075 615.0101 2.7172515 485.18677 0.0 C 348.8046 0.56349516 352.64883 159.13837 351.15182 221.42926 C 267.6944 221.42926 64.903984 335.79517 60.403286 505.0597 C 150.984 507.11545 287.1724 504.22095 363.1424 507.87222 C 353.8689 609.8771 168.4038 865.1205 307.50302 957.8542 C 242.58774 985.67267 121.07222 1031.4827 57.128292 1096.951 C -8.647728 1160.922 -30.639278 1280.2662 62.091652 1282.4174 L 928.8087 1282.4199 z" svg:height="12.8242mm" draw:style-name="style-127" svg:viewBox="0.0 0.0 992.5406 1282.4199" svg:width="9.925406mm" svg:x="103.87812mm" svg:y="14.40227mm"/>
          <draw:g draw:id="g790">
            <draw:path svg:d="M 221.5966 311.59918 C 209.44426 314.84592 192.49773 316.46808 170.75426 316.46808 C 143.25352 316.46808 125.98411 314.19754 118.95147 309.65244 C 133.02199 278.49234 140.69493 239.54286 141.97554 192.80153 C 89.535065 194.74908 43.809704 204.81065 4.797026 222.98782 C 1.5981339 219.7411 0.0 217.14597 0.0 215.19841 C 0.0 206.75821 0.32015163 190.52858 0.9604549 166.50954 C 2.2410614 146.3856 2.5585887 130.15598 1.9182856 117.823875 C -0.6401014 104.19018 0.63767904 97.37454 5.757481 97.37454 C 15.991432 97.37454 31.657465 100.94344 52.76325 108.08448 C 74.506714 115.22552 90.4929 119.12063 100.72705 119.77143 C 108.40262 120.41981 121.510056 121.39278 140.05725 122.691956 C 136.85837 80.49654 127.26472 41.22164 111.27853 4.868081 C 114.4748 1.621348 117.03319 0.0 118.95147 0.0 C 125.98411 0.0 141.97554 0.64757025 166.9178 1.946748 C 186.74034 2.5951257 202.72916 2.5951257 214.8814 1.946748 C 228.30899 1.2959479 235.02682 2.5951257 235.02682 5.841859 C 235.02682 16.8772 231.5105 32.78143 224.47263 53.55697 C 217.43999 76.276024 213.60352 92.18025 212.96321 101.268845 C 212.32553 109.70906 211.6826 117.17307 211.04503 123.66573 C 241.099 123.66573 267.64203 121.71899 290.666 117.823875 C 293.86215 117.17307 299.61954 115.55092 307.93277 112.955795 C 316.2459 110.35744 322.641 109.05826 327.11765 109.05826 C 330.95413 109.05826 333.5126 109.70906 334.7906 111.00581 C 337.98938 120.74521 339.58752 137.9478 339.58752 162.61523 C 339.58752 190.52858 337.67197 208.05737 333.83548 215.19841 C 304.41373 202.21552 262.84772 194.4261 209.12411 191.82776 C 209.12411 219.7411 211.04503 244.73634 214.8814 266.80783 C 215.51907 270.05457 217.1172 275.89642 219.67569 284.3342 C 222.23418 292.12604 223.51216 298.2909 223.51216 302.8368 C 223.51216 306.7311 222.87448 309.65244 221.5966 311.59918 z" svg:height="3.1646807mm" draw:style-name="style-128" svg:viewBox="0.0 0.0 339.58752 316.46808" svg:width="3.3958752mm" svg:x="48.934654mm" svg:y="0.35173884mm"/>
            <draw:path svg:d="M 140.91214 602.6077 C 140.91214 602.6077 291.72464 369.6738 265.49643 189.33437 C 239.26833 8.996544 154.02483 -6.031608 108.124855 1.4856974 C 62.225082 8.996544 -127.93106 256.96185 140.91214 602.6077 z" svg:height="6.0260763mm" draw:style-name="style-129" svg:viewBox="0.0 0.0 268.55984 602.6076" svg:width="2.6855984mm" svg:x="49.383457mm" svg:y="3.2220576mm"/>
            <draw:path svg:d="M 1128.6373 820.8995 C 1137.9108 722.7522 1133.2726 560.02313 1137.9108 551.8421 C 1306.4749 405.9668 1452.0719 215.6619 1294.428 72.53352 C 1090.4183 -99.22117 791.1257 144.11345 738.0396 293.36224 C 716.94183 352.6771 673.1268 416.04453 687.0359 473.29797 C 710.21875 420.135 660.75757 361.7786 631.39935 293.36224 C 569.16943 159.14484 199.37573 -122.55953 46.391506 59.414974 C -84.00649 222.32735 86.99485 414.35373 232.65132 554.3104 C 256.95844 676.21674 237.28687 736.37537 237.28687 814.07574 C 353.20093 871.326 422.8662 934.5908 682.40045 935.4056 C 913.97375 931.4975 1026.6307 882.2402 1128.6373 820.8995 z" svg:height="9.354055mm" draw:style-name="style-130" svg:viewBox="0.0 0.0 1362.0028 935.4056" svg:width="13.6200285mm" svg:x="43.866974mm" svg:y="4.6083746mm"/>
            <draw:path svg:d="M 0.0 370.0856 C 59.01529 318.03452 229.49927 242.90344 439.32718 248.68716 C 649.15497 242.90344 832.7549 300.73904 891.7675 358.56903 C 898.3258 252.14787 898.3229 198.18315 898.3255 128.78331 C 813.0831 47.818462 681.94214 5.786145 439.32718 0.0 C 195.91847 0.0 98.35861 52.05189 6.556043 121.45414 C -6.5566487 196.63608 13.112692 237.07208 0.0 370.0856 z" svg:height="3.700856mm" draw:style-name="style-131" svg:viewBox="0.0 0.0 898.3255 370.0856" svg:width="8.983254mm" svg:x="46.202587mm" svg:y="9.016786mm"/>
          </draw:g>
          <draw:g draw:id="g810">
            <draw:path svg:d="M 0.0 0.0 L 0.0 148.37352 L 1066.4191 148.37352 L 1066.4191 0.0 L 0.0 0.0 z" svg:height="1.4837352mm" draw:style-name="style-132" svg:viewBox="0.0 0.0 1066.4191 148.37352" svg:width="10.66419mm" svg:x="2.1806324mm" svg:y="11.668045mm"/>
            <draw:path svg:d="M 0.0 0.0 L 0.0 148.37271 L 880.95404 148.37271 L 880.95404 0.0 L 0.0 0.0 z" svg:height="1.4837272mm" draw:style-name="style-133" svg:viewBox="0.0 0.0 880.95404 148.37271" svg:width="8.809541mm" svg:x="3.015231mm" svg:y="10.184319mm"/>
            <draw:path svg:d="M 786.0678 148.37271 L 897.34625 0.0 L 0.0 0.0 L 118.39716 148.37271 L 786.0678 148.37271 z" svg:height="1.4837272mm" draw:style-name="style-134" svg:viewBox="0.0 0.0 897.34625 148.37271" svg:width="8.973463mm" svg:x="2.8976872mm" svg:y="3.1366382mm"/>
            <draw:path svg:d="M 0.0 0.0 L 0.0 408.02457 L 658.3976 408.02457 L 658.3976 0.0 L 0.0 0.0 z" svg:height="4.0802455mm" draw:style-name="style-135" svg:viewBox="0.0 0.0 658.3976 408.02457" svg:width="6.583976mm" svg:x="4.1687536mm" svg:y="4.6203413mm"/>
            <draw:path svg:d="M 111.27833 0.0 L 0.0 148.37271 L 880.95447 148.37271 L 778.9491 0.0 L 111.27833 0.0 z" svg:height="1.4837272mm" draw:style-name="style-136" svg:viewBox="0.0 0.0 880.95447 148.37271" svg:width="8.809545mm" svg:x="3.0152268mm" svg:y="8.700559mm"/>
            <draw:path svg:d="M 899.5015 260.21506 L 899.5015 8.149131 L 706.4517 8.149131 L 709.1677 157.08302 L 563.0462 157.6438 L 563.0462 0.0 L 359.03552 0.0 L 368.30902 157.6438 L 166.9177 158.20738 L 166.9177 5.995273 L 0.0 5.995273 L 0.0 260.21506 L 899.5015 260.21506 z" svg:height="2.6021504mm" draw:style-name="style-137" svg:viewBox="0.0 0.0 899.5015 260.21506" svg:width="8.995015mm" svg:x="2.8761163mm" svg:y="0.5345402mm"/>
          </draw:g>
          <draw:g draw:id="g851">
            <draw:path svg:d="M 0.0 0.0 L 0.0 148.37352 L 1066.4191 148.37352 L 1066.4191 0.0 L 0.0 0.0 z" svg:height="1.4837352mm" draw:style-name="style-138" svg:viewBox="0.0 0.0 1066.4191 148.37352" svg:width="10.66419mm" svg:x="103.423454mm" svg:y="12.192634mm"/>
            <draw:path svg:d="M 0.0 0.0 L 0.0 148.37271 L 880.95404 148.37271 L 880.95404 0.0 L 0.0 0.0 z" svg:height="1.4837272mm" draw:style-name="style-139" svg:viewBox="0.0 0.0 880.95404 148.37271" svg:width="8.809541mm" svg:x="104.25805mm" svg:y="10.708906mm"/>
            <draw:path svg:d="M 786.0678 148.37271 L 897.34625 0.0 L 0.0 0.0 L 118.39716 148.37271 L 786.0678 148.37271 z" svg:height="1.4837272mm" draw:style-name="style-140" svg:viewBox="0.0 0.0 897.34625 148.37271" svg:width="8.973463mm" svg:x="104.14051mm" svg:y="3.6612265mm"/>
            <draw:path svg:d="M 0.0 0.0 L 0.0 408.02457 L 658.3976 408.02457 L 658.3976 0.0 L 0.0 0.0 z" svg:height="4.0802455mm" draw:style-name="style-141" svg:viewBox="0.0 0.0 658.3976 408.02457" svg:width="6.583976mm" svg:x="105.411575mm" svg:y="5.1449294mm"/>
            <draw:path svg:d="M 111.27833 0.0 L 0.0 148.37271 L 880.95447 148.37271 L 778.9491 0.0 L 111.27833 0.0 z" svg:height="1.4837272mm" draw:style-name="style-142" svg:viewBox="0.0 0.0 880.95447 148.37271" svg:width="8.809545mm" svg:x="104.25805mm" svg:y="9.225147mm"/>
            <draw:path svg:d="M 899.5015 260.21506 L 899.5015 8.149131 L 706.4517 8.149131 L 709.1677 157.08302 L 563.0462 157.6438 L 563.0462 0.0 L 359.03552 0.0 L 368.30902 157.6438 L 166.9177 158.20738 L 166.9177 5.995273 L 0.0 5.995273 L 0.0 260.21506 L 899.5015 260.21506 z" svg:height="2.6021504mm" draw:style-name="style-143" svg:viewBox="0.0 0.0 899.5015 260.21506" svg:width="8.995015mm" svg:x="104.118935mm" svg:y="1.0591286mm"/>
          </draw:g>
          <draw:g draw:id="g891">
            <draw:path svg:d="M 1296.0704 165.05695 C 1156.9736 35.231213 977.8711 13.909034 864.0925 0.0 C 700.56055 0.0 566.4404 2.5184186 408.48904 1.6237704 C 264.44757 0.72992957 31.661856 107.70337 0.0 163.60434 C 38.68208 187.30849 88.34434 241.62769 197.76015 265.6096 C 232.98941 85.573746 627.10333 94.847244 627.10333 94.847244 C 627.10333 94.847244 966.7586 91.6643 1094.1113 254.79306 C 1175.095 232.4543 1219.9662 181.68382 1296.0704 165.05695 z" svg:height="2.6560957mm" draw:style-name="style-144" svg:viewBox="0.0 0.0 1296.0704 265.6096" svg:width="12.960704mm" svg:x="29.657787mm" svg:y="11.067921mm"/>
            <draw:path svg:d="M 595.1874 1110.8793 L 609.0973 865.5471 C 609.0973 865.5471 720.5715 750.2336 727.1278 455.15955 C 731.041 275.15033 563.2 98.35882 346.81058 0.0 C 176.32368 104.91526 -4.21062 263.22357 0.07483999 457.07803 C 2.894511 581.58026 25.50845 734.4036 117.30837 858.99066 L 135.06044 1096.9679 C 311.25208 1198.9779 400.857 1195.9856 595.1874 1110.8793 z" svg:height="11.741521mm" draw:style-name="style-145" svg:viewBox="0.0 0.0 727.1949 1174.1521" svg:width="7.2719493mm" svg:x="32.434906mm" svg:y="0.032677267mm"/>
            <draw:path svg:d="M 6.5589957 295.158 L 0.0 72.214584 C 37.092297 30.487478 151.39946 -1.9007237 236.05818 0.08639653 C 315.05746 1.9410958 406.54544 18.962019 465.56067 65.658134 C 472.11713 118.114555 471.31995 178.44759 471.31995 308.27332 C 435.0218 235.67924 310.30063 219.46819 232.2168 218.06323 C 140.28996 216.542 33.115204 243.6907 6.5589957 295.158 z" svg:height="3.082737mm" draw:style-name="style-146" svg:viewBox="0.0 0.0 471.35046 308.27368" svg:width="4.7135043mm" svg:x="33.739143mm" svg:y="7.9660025mm"/>
            <draw:path svg:d="M 97.78999 0.0 L 97.78999 200.26796 L 0.0 200.26796 L 0.0 242.7024 L 97.78999 242.7024 L 97.78999 443.71402 L 119.27416 443.71402 L 119.27416 242.7024 L 216.69374 242.7024 L 216.69374 200.26796 L 119.27416 200.26796 L 119.27416 0.0 L 97.78999 0.0 z" svg:height="4.43714mm" draw:style-name="style-147" svg:viewBox="0.0 0.0 216.69373 443.71402" svg:width="2.1669374mm" svg:x="34.91177mm" svg:y="2.2838318mm"/>
          </draw:g>
          <draw:g draw:id="g906">
            <draw:path svg:d="M 1296.0704 165.05695 C 1156.9736 35.231213 977.8711 13.909034 864.0925 0.0 C 700.56055 0.0 566.4404 2.5184186 408.48904 1.6237704 C 264.44757 0.72992957 31.661856 107.70337 0.0 163.60434 C 38.68208 187.30849 88.34434 241.62769 197.76015 265.6096 C 232.98941 85.573746 627.10333 94.847244 627.10333 94.847244 C 627.10333 94.847244 966.7586 91.6643 1094.1113 254.79306 C 1175.095 232.4543 1219.9662 181.68382 1296.0704 165.05695 z" svg:height="2.6560957mm" draw:style-name="style-148" svg:viewBox="0.0 0.0 1296.0704 265.6096" svg:width="12.960704mm" svg:x="72.93526mm" svg:y="11.067921mm"/>
            <draw:path svg:d="M 595.1874 1110.8793 L 609.0973 865.5471 C 609.0973 865.5471 720.5715 750.2336 727.1278 455.15955 C 731.041 275.15033 563.2 98.35882 346.81058 0.0 C 176.32368 104.91526 -4.21062 263.22357 0.07483999 457.07803 C 2.894511 581.58026 25.50845 734.4036 117.30837 858.99066 L 135.06044 1096.9679 C 311.25208 1198.9779 400.857 1195.9856 595.1874 1110.8793 z" svg:height="11.741521mm" draw:style-name="style-149" svg:viewBox="0.0 0.0 727.1949 1174.1521" svg:width="7.2719493mm" svg:x="75.71238mm" svg:y="0.032677267mm"/>
            <draw:path svg:d="M 6.5589957 295.158 L 0.0 72.214584 C 37.092297 30.487478 151.39946 -1.9007237 236.05818 0.08639653 C 315.05746 1.9410958 406.54544 18.962019 465.56067 65.658134 C 472.11713 118.114555 471.31995 178.44759 471.31995 308.27332 C 435.0218 235.67924 310.30063 219.46819 232.2168 218.06323 C 140.28996 216.542 33.115204 243.6907 6.5589957 295.158 z" svg:height="3.082737mm" draw:style-name="style-150" svg:viewBox="0.0 0.0 471.35046 308.27368" svg:width="4.7135043mm" svg:x="77.01662mm" svg:y="7.9660025mm"/>
            <draw:path svg:d="M 97.78999 0.0 L 97.78999 200.26796 L 0.0 200.26796 L 0.0 242.7024 L 97.78999 242.7024 L 97.78999 443.71402 L 119.27416 443.71402 L 119.27416 242.7024 L 216.69374 242.7024 L 216.69374 200.26796 L 119.27416 200.26796 L 119.27416 0.0 L 97.78999 0.0 z" svg:height="4.43714mm" draw:style-name="style-151" svg:viewBox="0.0 0.0 216.69373 443.71402" svg:width="2.1669374mm" svg:x="78.18924mm" svg:y="2.2838318mm"/>
          </draw:g>
          <draw:g draw:id="g937">
            <draw:path svg:d="M 1239.1499 1306.8776 C 1239.1499 919.7815 1239.1499 217.60057 590.0212 163.589 C 465.46585 173.2307 481.65045 0.0 481.65045 0.0 L 361.09833 171.04494 L 200.54411 46.55804 C 253.00154 199.33376 293.27505 289.62054 237.63588 361.6373 C 181.99692 433.6573 228.36218 532.6798 144.90233 604.6998 C 61.44489 676.71655 -49.836266 883.76624 24.350296 937.78345 C 98.53666 991.79584 192.85986 964.78925 202.13356 991.79584 C 211.40726 1018.804 284.00143 847.7591 386.0089 847.7591 C 488.01373 847.7591 729.1205 658.71136 682.7523 739.73193 C 636.3868 820.75006 673.4813 946.78485 469.46906 1009.7978 C 265.4568 1072.8164 321.09604 1306.8743 321.09604 1306.8743 L 1239.1499 1306.8776 z" svg:height="13.068775mm" draw:style-name="style-152" svg:viewBox="0.0 0.0 1239.1498 1306.8776" svg:width="12.391499mm" svg:x="15.201673mm" svg:y="0.52756083mm"/>
            <draw:path svg:d="M 103.53696 9.798335 C 115.972404 27.371552 127.8268 59.288208 97.66088 85.1353 C 67.49467 110.977554 19.845263 124.243866 7.4099154 106.66984 C -5.02523 89.09663 -3.7656171 50.6211 26.4006 24.776426 C 56.56682 -1.0682487 91.101814 -7.7756877 103.53696 9.798335 z" svg:height="1.1466805mm" draw:style-name="style-153" svg:viewBox="0.0 0.0 116.65137 114.668045" svg:width="1.1665137mm" svg:x="17.969372mm" svg:y="4.438013mm"/>
            <draw:path svg:d="M 62.38294 7.8168674 C 69.87582 21.83975 77.018265 47.30331 58.842697 67.92463 C 40.666725 88.5411 11.957038 99.124275 4.4643593 85.10462 C -3.027714 71.08416 -2.2689183 40.386745 15.906853 19.767849 C 34.082623 -0.8510462 54.89046 -6.2035937 62.38294 7.8168674 z" svg:height="0.9148489mm" draw:style-name="style-154" svg:viewBox="0.0 0.0 70.28488 91.48489" svg:width="0.70284885mm" svg:x="15.743783mm" svg:y="8.471899mm"/>
            <draw:path svg:d="M 0.0 122.80338 C 47.95734 63.97865 74.186356 39.343525 87.30067 0.0" svg:height="1.2280338mm" draw:style-name="style-155" svg:viewBox="0.0 0.0 87.30067 122.80338" svg:width="0.87300664mm" svg:x="16.628952mm" svg:y="9.079606mm"/>
          </draw:g>
          <draw:g draw:id="g942">
            <draw:path svg:d="M 1239.1499 1306.8776 C 1239.1499 919.7815 1239.1499 217.60057 590.0212 163.589 C 465.46585 173.2307 481.65045 0.0 481.65045 0.0 L 361.09833 171.04494 L 200.54411 46.55804 C 253.00154 199.33376 293.27505 289.62054 237.63588 361.6373 C 181.99692 433.6573 228.36218 532.6798 144.90233 604.6998 C 61.44489 676.71655 -49.836266 883.76624 24.350296 937.78345 C 98.53666 991.79584 192.85986 964.78925 202.13356 991.79584 C 211.40726 1018.804 284.00143 847.7591 386.0089 847.7591 C 488.01373 847.7591 729.1205 658.71136 682.7523 739.73193 C 636.3868 820.75006 673.4813 946.78485 469.46906 1009.7978 C 265.4568 1072.8164 321.09604 1306.8743 321.09604 1306.8743 L 1239.1499 1306.8776 z" svg:height="13.068775mm" draw:style-name="style-156" svg:viewBox="0.0 0.0 1239.1498 1306.8776" svg:width="12.391499mm" svg:x="86.806404mm" svg:y="0.0029966272mm"/>
            <draw:path svg:d="M 103.53696 9.798335 C 115.972404 27.371552 127.8268 59.288208 97.66088 85.1353 C 67.49467 110.977554 19.845263 124.243866 7.4099154 106.66984 C -5.02523 89.09663 -3.7656171 50.6211 26.4006 24.776426 C 56.56682 -1.0682487 91.101814 -7.7756877 103.53696 9.798335 z" svg:height="1.1466805mm" draw:style-name="style-157" svg:viewBox="0.0 0.0 116.65137 114.668045" svg:width="1.1665137mm" svg:x="89.574104mm" svg:y="3.913449mm"/>
            <draw:path svg:d="M 62.38294 7.8168674 C 69.87582 21.83975 77.018265 47.30331 58.842697 67.92463 C 40.666725 88.5411 11.957038 99.124275 4.4643593 85.10462 C -3.027714 71.08416 -2.2689183 40.386745 15.906853 19.767849 C 34.082623 -0.8510462 54.89046 -6.2035937 62.38294 7.8168674 z" svg:height="0.9148489mm" draw:style-name="style-158" svg:viewBox="0.0 0.0 70.28488 91.48489" svg:width="0.70284885mm" svg:x="87.34852mm" svg:y="7.9473352mm"/>
            <draw:path svg:d="M 0.0 122.80338 C 47.95734 63.97865 74.186356 39.343525 87.30067 0.0" svg:height="1.2280338mm" draw:style-name="style-159" svg:viewBox="0.0 0.0 87.30067 122.80338" svg:width="0.87300664mm" svg:x="88.23369mm" svg:y="8.555042mm"/>
          </draw:g>
          <draw:g draw:id="g973">
            <draw:path svg:d="M 1026.607 1029.8717 C 1035.8806 937.186 1031.2424 783.51074 1035.8806 775.78754 L 1146.0293 305.63864 L 878.23926 560.98315 L 819.93835 0.0 L 583.4141 493.3686 L 306.81073 6.2544627 L 295.02087 561.6816 C 181.0252 464.01315 128.74883 400.48425 0.0 302.00595 L 130.61942 778.11865 C 154.9267 893.24164 135.2549 950.0502 135.2549 1023.42664 C 251.16884 1077.4915 320.8363 1137.2375 580.3688 1138.0071 C 811.9426 1134.3162 924.59955 1087.8002 1026.607 1029.8717 z" svg:height="11.380071mm" draw:style-name="style-160" svg:viewBox="0.0 0.0 1146.0294 1138.0071" svg:width="11.460294mm" svg:x="59.287292mm" svg:y="2.190483mm"/>
            <draw:path svg:d="M 0.0 370.0864 C 59.01529 318.03452 229.49957 242.90344 439.32736 248.68716 C 649.15515 242.90344 832.7549 300.73904 891.7675 358.56903 C 898.3265 252.14787 898.32385 198.18394 898.3265 128.78331 C 813.0831 47.818462 681.9423 5.7869525 439.32736 0.0 C 195.91867 0.0 98.358864 52.05189 6.556371 121.45495 C -6.556371 196.63608 13.112742 237.07208 0.0 370.0864 z" svg:height="3.700864mm" draw:style-name="style-161" svg:viewBox="0.0 0.0 898.3265 370.0864" svg:width="8.983265mm" svg:x="60.60259mm" svg:y="8.624909mm"/>
            <draw:ellipse svg:height="1.2260189mm" draw:style-name="style-162" svg:width="1.2982626mm" svg:x="61.71964mm" svg:y="1.3299712mm"/>
            <draw:ellipse svg:height="1.2260189mm" draw:style-name="style-163" svg:width="1.2982626mm" svg:x="58.659443mm" svg:y="4.3512497mm"/>
            <draw:ellipse svg:height="1.2982652mm" draw:style-name="style-164" draw:transform="skewX(-7.015396012821186E-18) rotate(1.5707963267948966) translate(66.8895mm,2.577888mm)" svg:width="1.2260182mm"/>
            <draw:ellipse svg:height="1.2982652mm" draw:style-name="style-165" draw:transform="skewX(-7.015396012821186E-18) rotate(1.5707963267948966) translate(70.088844mm,5.4678197mm)" svg:width="1.2260182mm"/>
          </draw:g>
          <draw:path svg:d="M 928.8031 1282.4169 C 1012.2615 1281.8556 1013.616 1178.7233 933.6714 1095.2633 C 862.06726 1023.45575 773.21484 986.1413 706.24615 957.29376 C 798.97736 836.7415 724.79346 753.84283 641.33356 503.46732 C 770.98175 505.54163 910.2558 500.75024 910.2558 500.75024 C 910.2558 333.5439 744.6584 219.18073 613.5153 216.00021 C 613.5153 160.36084 615.00757 2.7170498 485.18442 0.0 C 348.80496 0.5627886 352.64935 159.13837 351.15182 221.42946 C 267.69434 221.42946 64.904434 335.79587 60.403866 505.0604 C 150.98396 507.11615 287.1729 504.22147 363.14276 507.8727 C 353.8691 609.87714 168.40413 865.1208 307.5035 957.8549 C 242.58801 985.673 121.0728 1031.4833 57.12832 1096.9517 C -8.647097 1160.9222 -30.639254 1280.2626 62.091904 1282.4136 L 928.8031 1282.4169 z" svg:height="12.824168mm" draw:style-name="style-166" svg:viewBox="0.0 0.0 992.5356 1282.4169" svg:width="9.925356mm" svg:x="3.029373mm" svg:y="87.05532mm"/>
          <draw:path svg:d="M 928.8025 1282.4169 C 1012.26013 1281.8556 1013.6148 1178.7233 933.67096 1095.2633 C 862.0672 1023.45575 773.21484 986.1413 706.2462 957.29376 C 798.97736 836.7415 724.7934 753.84283 641.33356 503.46732 C 770.9819 505.54163 910.25525 500.75024 910.25525 500.75024 C 910.25525 333.5439 744.6584 219.18073 613.51526 216.00021 C 613.51526 160.36084 615.00745 2.7170498 485.18436 0.0 C 348.805 0.5627886 352.64944 159.13837 351.15182 221.42946 C 267.6944 221.42946 64.90438 335.79587 60.403893 505.0604 C 150.984 507.11615 287.17297 504.22147 363.1428 507.8727 C 353.86908 609.87714 168.4042 865.1208 307.50342 957.8549 C 242.58794 985.673 121.07283 1031.4833 57.128292 1096.9517 C -8.647122 1160.9222 -30.639278 1280.2626 62.091854 1282.4136 L 928.8025 1282.4169 z" svg:height="12.824168mm" draw:style-name="style-167" svg:viewBox="0.0 0.0 992.53455 1282.4169" svg:width="9.925345mm" svg:x="17.71736mm" svg:y="87.05532mm"/>
          <draw:path svg:d="M 928.8033 1282.4169 C 1012.26074 1281.8556 1013.6156 1178.7233 933.67175 1095.2633 C 862.0676 1023.45575 773.2152 986.1413 706.2462 957.29376 C 798.97754 836.7415 724.79364 753.84283 641.3334 503.46732 C 770.9819 505.54163 910.25586 500.75024 910.25586 500.75024 C 910.25586 333.5439 744.65875 219.18073 613.51526 216.00021 C 613.51526 160.36084 615.00745 2.7170498 485.18454 0.0 C 348.8048 0.5627886 352.64944 159.13837 351.15164 221.42946 C 267.6942 221.42946 64.90438 335.79587 60.403893 505.0604 C 150.9838 507.11615 287.17297 504.22147 363.14258 507.8727 C 353.86908 609.87714 168.40399 865.1208 307.50363 957.8549 C 242.58794 985.673 121.07283 1031.4833 57.128292 1096.9517 C -8.647122 1160.9222 -30.639278 1280.2626 62.091854 1282.4136 L 928.8033 1282.4169 z" svg:height="12.824168mm" draw:style-name="style-168" svg:viewBox="0.0 0.0 992.5353 1282.4169" svg:width="9.925352mm" svg:x="32.40535mm" svg:y="87.05532mm"/>
          <draw:path svg:d="M 928.8031 1282.4169 C 1012.2609 1281.8556 1013.6154 1178.7233 933.6716 1095.2633 C 862.0674 1023.45575 773.215 986.1413 706.2464 957.29376 C 798.97736 836.7415 724.7934 753.84283 641.33356 503.46732 C 770.98206 505.54163 910.2561 500.75024 910.2561 500.75024 C 910.2561 333.5439 744.65857 219.18073 613.5151 216.00021 C 613.5151 160.36084 615.00726 2.7170498 485.18436 0.0 C 348.805 0.5627886 352.64923 159.13837 351.15182 221.42946 C 267.694 221.42946 64.90438 335.79587 60.40369 505.0604 C 150.984 507.11615 287.1728 504.22147 363.1428 507.8727 C 353.8689 609.87714 168.4038 865.1208 307.50342 957.8549 C 242.58774 985.673 121.072624 1031.4833 57.128292 1096.9517 C -8.647324 1160.9222 -30.639278 1280.2626 62.091652 1282.4136 L 928.8031 1282.4169 z" svg:height="12.824168mm" draw:style-name="style-169" svg:viewBox="0.0 0.0 992.53534 1282.4169" svg:width="9.925354mm" svg:x="47.093323mm" svg:y="87.05532mm"/>
          <draw:path svg:d="M 928.80347 1282.4169 C 1012.2609 1281.8556 1013.6158 1178.7233 933.6716 1095.2633 C 862.0674 1023.45575 773.21545 986.1413 706.2464 957.29376 C 798.9778 836.7415 724.7938 753.84283 641.33356 503.46732 C 770.98206 505.54163 910.2557 500.75024 910.2557 500.75024 C 910.2557 333.5439 744.65857 219.18073 613.5151 216.00021 C 613.5151 160.36084 615.0076 2.7170498 485.18436 0.0 C 348.805 0.5627886 352.64923 159.13837 351.15182 221.42946 C 267.6944 221.42946 64.90438 335.79587 60.40369 505.0604 C 150.984 507.11615 287.1728 504.22147 363.1428 507.8727 C 353.8689 609.87714 168.4042 865.1208 307.50342 957.8549 C 242.58813 985.673 121.072624 1031.4833 57.128292 1096.9517 C -8.64692 1160.9222 -30.639278 1280.2626 62.092056 1282.4136 L 928.80347 1282.4169 z" svg:height="12.824168mm" draw:style-name="style-170" svg:viewBox="0.0 0.0 992.53534 1282.4169" svg:width="9.925354mm" svg:x="60.207607mm" svg:y="87.05532mm"/>
          <draw:path svg:d="M 928.80066 1282.4169 C 1012.2589 1281.8556 1013.613 1178.7233 933.66956 1095.2633 C 862.06537 1023.45575 773.2126 986.1413 706.244 957.29376 C 798.9749 836.7415 724.7918 753.84283 641.33356 503.46732 C 770.98004 505.54163 910.25366 500.75024 910.25366 500.75024 C 910.25366 333.5439 744.65656 219.18073 613.5155 216.00021 C 613.5155 160.36084 615.0076 2.7170498 485.18515 0.0 C 348.8054 0.5627886 352.64966 159.13837 351.15182 221.42946 C 267.6944 221.42946 64.904785 335.79587 60.404095 505.0604 C 150.984 507.11615 287.1732 504.22147 363.1432 507.8727 C 353.8697 609.87714 168.4046 865.1208 307.5038 957.8549 C 242.58853 985.673 121.07303 1031.4833 57.128292 1096.9517 C -8.64692 1160.9222 -30.639278 1280.2626 62.09246 1282.4136 L 928.80066 1282.4169 z" svg:height="12.824168mm" draw:style-name="style-171" svg:viewBox="0.0 0.0 992.53284 1282.4169" svg:width="9.925328mm" svg:x="74.8956mm" svg:y="87.05532mm"/>
          <draw:path svg:d="M 928.8039 1282.4169 C 1012.2613 1281.8556 1013.6154 1178.7233 933.67194 1095.2633 C 862.0678 1023.45575 773.215 986.1413 706.2464 957.29376 C 798.97815 836.7415 724.79425 753.84283 641.33356 503.46732 C 770.9825 505.54163 910.2561 500.75024 910.2561 500.75024 C 910.2561 333.5439 744.65894 219.18073 613.5155 216.00021 C 613.5155 160.36084 615.0076 2.7170498 485.18436 0.0 C 348.8054 0.5627886 352.64966 159.13837 351.15182 221.42946 C 267.6944 221.42946 64.904785 335.79587 60.404095 505.0604 C 150.984 507.11615 287.1732 504.22147 363.1432 507.8727 C 353.8689 609.87714 168.4046 865.1208 307.5038 957.8549 C 242.58853 985.673 121.07303 1031.4833 57.128292 1096.9517 C -8.64692 1160.9222 -30.639278 1280.2626 62.09246 1282.4136 L 928.8039 1282.4169 z" svg:height="12.824168mm" draw:style-name="style-172" svg:viewBox="0.0 0.0 992.53534 1282.4169" svg:width="9.925354mm" svg:x="89.05901mm" svg:y="87.05532mm"/>
          <draw:path svg:d="M 928.8031 1282.4169 C 1012.2605 1281.8556 1013.6154 1178.7233 933.67194 1095.2633 C 862.067 1023.45575 773.215 986.1413 706.2464 957.29376 C 798.97736 836.7415 724.7934 753.84283 641.33356 503.46732 C 770.9816 505.54163 910.2561 500.75024 910.2561 500.75024 C 910.2561 333.5439 744.65814 219.18073 613.5155 216.00021 C 613.5155 160.36084 615.0076 2.7170498 485.18436 0.0 C 348.8046 0.5627886 352.64966 159.13837 351.15182 221.42946 C 267.6944 221.42946 64.903984 335.79587 60.404095 505.0604 C 150.984 507.11615 287.1732 504.22147 363.1424 507.8727 C 353.8689 609.87714 168.4038 865.1208 307.50302 957.8549 C 242.58774 985.673 121.07303 1031.4833 57.128292 1096.9517 C -8.64692 1160.9222 -30.639278 1280.2626 62.091652 1282.4136 L 928.8031 1282.4169 z" svg:height="12.824168mm" draw:style-name="style-173" svg:viewBox="0.0 0.0 992.53503 1282.4169" svg:width="9.92535mm" svg:x="103.74699mm" svg:y="87.05532mm"/>
          <draw:g draw:id="g785">
            <draw:path svg:d="M 221.59651 311.59918 C 209.4442 314.84592 192.49765 316.46808 170.75421 316.46808 C 143.25342 316.46808 125.984085 314.19754 118.95145 309.65244 C 133.02199 278.49234 140.69492 239.54286 141.9755 192.80153 C 89.53499 194.74908 43.809704 204.81065 4.7969 222.98782 C 1.5980835 219.7411 0.0 217.14597 0.0 215.19841 C 0.0 206.75821 0.32015163 190.52858 0.96042967 166.50954 C 2.241011 146.3856 2.5585132 130.15598 1.9182351 117.823875 C -0.64030325 104.19018 0.6376538 97.37454 5.7573295 97.37454 C 15.991407 97.37454 31.657389 100.94344 52.7632 108.08448 C 74.50666 115.22552 90.4928 119.12063 100.72695 119.77143 C 108.40251 120.41981 121.50996 121.39278 140.05725 122.691956 C 136.85844 80.49654 127.26466 41.22164 111.27853 4.868081 C 114.47469 1.621348 117.03321 0.0 118.95145 0.0 C 125.984085 0.0 141.9755 0.64757025 166.91776 1.946748 C 186.74034 2.5951257 202.72908 2.5951257 214.8814 1.946748 C 228.309 1.2959479 235.02678 2.5951257 235.02678 5.841859 C 235.02678 16.8772 231.51045 32.78143 224.47255 53.55697 C 217.43993 76.276024 213.60345 92.18025 212.96317 101.268845 C 212.32552 109.70906 211.68257 117.17307 211.04494 123.66573 C 241.09895 123.66573 267.64197 121.71899 290.666 117.823875 C 293.86215 117.17307 299.6195 115.55092 307.9327 112.955795 C 316.2459 110.35744 322.6409 109.05826 327.11765 109.05826 C 330.9541 109.05826 333.5126 109.70906 334.79056 111.00581 C 337.98938 120.74521 339.58746 137.9478 339.58746 162.61523 C 339.58746 190.52858 337.67188 208.05737 333.83542 215.19841 C 304.41376 202.21552 262.84772 194.4261 209.12407 191.82776 C 209.12407 219.7411 211.04494 244.73634 214.8814 266.80783 C 215.51903 270.05457 217.11711 275.89642 219.67564 284.3342 C 222.23418 292.12604 223.5121 298.2909 223.5121 302.8368 C 223.5121 306.7311 222.87447 309.65244 221.59651 311.59918 z" svg:height="3.1646807mm" draw:style-name="style-174" svg:viewBox="0.0 0.0 339.58743 316.46808" svg:width="3.3958745mm" svg:x="49.083775mm" svg:y="101.979164mm"/>
            <draw:path svg:d="M 140.91208 602.6077 C 140.91208 602.6077 291.72455 369.6738 265.4964 189.33437 C 239.26825 8.996544 154.0248 -6.031608 108.124916 1.4856974 C 62.225006 8.996544 -127.93111 256.96185 140.91208 602.6077 z" svg:height="6.0260763mm" draw:style-name="style-175" svg:viewBox="0.0 0.0 268.55984 602.6076" svg:width="2.6855984mm" svg:x="49.532574mm" svg:y="104.84948mm"/>
            <draw:path svg:d="M 1128.6373 820.8995 C 1137.9108 722.7522 1133.2726 560.02313 1137.9108 551.8421 C 1306.4749 405.9668 1452.0719 215.6619 1294.4279 72.53352 C 1090.4183 -99.22117 791.1256 144.11345 738.0396 293.36224 C 716.9418 352.6771 673.1268 416.04453 687.03595 473.29797 C 710.2187 420.135 660.7575 361.7786 631.39935 293.36224 C 569.1693 159.14484 199.37573 -122.55953 46.391556 59.414974 C -84.00649 222.32735 86.99474 414.35373 232.65132 554.3104 C 256.9583 676.21674 237.2868 736.37537 237.2868 814.07574 C 353.20078 871.326 422.8661 934.5908 682.40045 935.4056 C 913.9738 931.4975 1026.6307 882.2402 1128.6373 820.8995 z" svg:height="9.354055mm" draw:style-name="style-176" svg:viewBox="0.0 0.0 1362.0028 935.4056" svg:width="13.620028mm" svg:x="44.01609mm" svg:y="106.235794mm"/>
            <draw:path svg:d="M 0.0 370.0856 C 59.01534 318.03452 229.49931 242.90344 439.3272 248.68716 C 649.15497 242.90344 832.7549 300.73904 891.7676 358.56903 C 898.3258 252.14787 898.3229 198.18315 898.3255 128.78331 C 813.0831 47.818462 681.94214 5.786145 439.3272 0.0 C 195.91841 0.0 98.35861 52.05189 6.556144 121.45414 C -6.5566487 196.63608 13.112742 237.07208 0.0 370.0856 z" svg:height="3.700856mm" draw:style-name="style-177" svg:viewBox="0.0 0.0 898.3255 370.0856" svg:width="8.983254mm" svg:x="46.351707mm" svg:y="110.64421mm"/>
          </draw:g>
          <draw:g draw:id="g837">
            <draw:path svg:d="M 0.0 0.0 L 0.0 148.37312 L 1066.419 148.37312 L 1066.419 0.0 L 0.0 0.0 z" svg:height="1.4837313mm" draw:style-name="style-178" svg:viewBox="0.0 0.0 1066.419 148.37312" svg:width="10.664189mm" svg:x="103.161156mm" svg:y="113.828835mm"/>
            <draw:path svg:d="M 0.0 0.0 L 0.0 148.37312 L 880.95404 148.37312 L 880.95404 0.0 L 0.0 0.0 z" svg:height="1.4837313mm" draw:style-name="style-179" svg:viewBox="0.0 0.0 880.95404 148.37312" svg:width="8.809541mm" svg:x="103.99575mm" svg:y="112.3451mm"/>
            <draw:path svg:d="M 786.0678 148.37312 L 897.34625 0.0 L 0.0 0.0 L 118.39716 148.37312 L 786.0678 148.37312 z" svg:height="1.4837313mm" draw:style-name="style-180" svg:viewBox="0.0 0.0 897.34625 148.37312" svg:width="8.973463mm" svg:x="103.87821mm" svg:y="105.297424mm"/>
            <draw:path svg:d="M 0.0 0.0 L 0.0 408.02457 L 658.3976 408.02457 L 658.3976 0.0 L 0.0 0.0 z" svg:height="4.0802455mm" draw:style-name="style-181" svg:viewBox="0.0 0.0 658.3976 408.02457" svg:width="6.583976mm" svg:x="105.14928mm" svg:y="106.78113mm"/>
            <draw:path svg:d="M 111.27833 0.0 L 0.0 148.37312 L 880.95447 148.37312 L 778.9491 0.0 L 111.27833 0.0 z" svg:height="1.4837313mm" draw:style-name="style-182" svg:viewBox="0.0 0.0 880.95447 148.37312" svg:width="8.809545mm" svg:x="103.99575mm" svg:y="110.86134mm"/>
            <draw:path svg:d="M 899.5015 260.21506 L 899.5015 8.149131 L 706.4517 8.149131 L 709.16766 157.08342 L 563.0462 157.6442 L 563.0462 0.0 L 359.03552 0.0 L 368.30902 157.6442 L 166.9177 158.2078 L 166.9177 5.995677 L 0.0 5.995677 L 0.0 260.21506 L 899.5015 260.21506 z" svg:height="2.6021504mm" draw:style-name="style-183" svg:viewBox="0.0 0.0 899.5015 260.21506" svg:width="8.995015mm" svg:x="103.856636mm" svg:y="102.69533mm"/>
          </draw:g>
          <draw:g draw:id="g844">
            <draw:path svg:d="M 0.0 0.0 L 0.0 148.37312 L 1066.419 148.37312 L 1066.419 0.0 L 0.0 0.0 z" svg:height="1.4837313mm" draw:style-name="style-184" svg:viewBox="0.0 0.0 1066.419 148.37312" svg:width="10.664189mm" svg:x="2.4429018mm" svg:y="113.30426mm"/>
            <draw:path svg:d="M 0.0 0.0 L 0.0 148.37312 L 880.95404 148.37312 L 880.95404 0.0 L 0.0 0.0 z" svg:height="1.4837313mm" draw:style-name="style-185" svg:viewBox="0.0 0.0 880.95404 148.37312" svg:width="8.809541mm" svg:x="3.2775004mm" svg:y="111.820526mm"/>
            <draw:path svg:d="M 786.0678 148.37312 L 897.34625 0.0 L 0.0 0.0 L 118.39716 148.37312 L 786.0678 148.37312 z" svg:height="1.4837313mm" draw:style-name="style-186" svg:viewBox="0.0 0.0 897.34625 148.37312" svg:width="8.973463mm" svg:x="3.1599567mm" svg:y="104.77284mm"/>
            <draw:path svg:d="M 0.0 0.0 L 0.0 408.02457 L 658.3976 408.02457 L 658.3976 0.0 L 0.0 0.0 z" svg:height="4.0802455mm" draw:style-name="style-187" svg:viewBox="0.0 0.0 658.3976 408.02457" svg:width="6.583976mm" svg:x="4.431023mm" svg:y="106.256546mm"/>
            <draw:path svg:d="M 111.27833 0.0 L 0.0 148.37312 L 880.95447 148.37312 L 778.9491 0.0 L 111.27833 0.0 z" svg:height="1.4837313mm" draw:style-name="style-188" svg:viewBox="0.0 0.0 880.95447 148.37312" svg:width="8.809545mm" svg:x="3.2774963mm" svg:y="110.33677mm"/>
            <draw:path svg:d="M 899.5015 260.21506 L 899.5015 8.149131 L 706.4517 8.149131 L 709.16766 157.08342 L 563.0462 157.6442 L 563.0462 0.0 L 359.03552 0.0 L 368.30902 157.6442 L 166.9177 158.2078 L 166.9177 5.995677 L 0.0 5.995677 L 0.0 260.21506 L 899.5015 260.21506 z" svg:height="2.6021504mm" draw:style-name="style-189" svg:viewBox="0.0 0.0 899.5015 260.21506" svg:width="8.995015mm" svg:x="3.1383858mm" svg:y="102.170746mm"/>
          </draw:g>
          <draw:g draw:id="g896">
            <draw:path svg:d="M 1296.0704 165.05774 C 1156.9738 35.23202 977.87115 13.909034 864.09265 0.0 C 700.5606 0.0 566.4407 2.5192258 408.48926 1.6245778 C 264.44766 0.73073703 31.661905 107.70418 0.0 163.60515 C 38.682228 187.3093 88.34449 241.6285 197.76024 265.61038 C 232.98944 85.574554 627.1036 94.84805 627.1036 94.84805 C 627.1036 94.84805 966.7587 91.66511 1094.1113 254.79387 C 1175.0951 232.45511 1219.9663 181.68463 1296.0704 165.05774 z" svg:height="2.6561038mm" draw:style-name="style-190" svg:viewBox="0.0 0.0 1296.0704 265.61038" svg:width="12.960705mm" svg:x="29.867805mm" svg:y="113.084656mm"/>
            <draw:path svg:d="M 595.18744 1110.8793 L 609.09717 865.5471 C 609.09717 865.5471 720.5714 750.2336 727.12775 455.15955 C 731.0409 275.15033 563.1999 98.35882 346.81042 0.0 C 176.32372 104.91526 -4.2107205 263.22278 0.07478952 457.07803 C 2.8943846 581.58026 25.508373 734.4036 117.308426 858.99066 L 135.06038 1096.967 C 311.25198 1198.9772 400.85678 1195.9847 595.18744 1110.8793 z" svg:height="11.741513mm" draw:style-name="style-191" svg:viewBox="0.0 0.0 727.1949 1174.1514" svg:width="7.2719483mm" svg:x="32.644928mm" svg:y="102.049416mm"/>
            <draw:path svg:d="M 6.5589705 295.158 L 0.0 72.214584 C 37.09217 30.486671 151.39932 -1.9007237 236.05803 0.08639653 C 315.05737 1.9410958 406.54523 18.962019 465.56052 65.658134 C 472.11688 118.114555 471.31973 178.44759 471.31973 308.27332 C 435.02176 235.67924 310.3004 219.46819 232.21661 218.06323 C 140.2897 216.542 33.115204 243.6907 6.5589705 295.158 z" svg:height="3.082737mm" draw:style-name="style-192" svg:viewBox="0.0 0.0 471.3502 308.27368" svg:width="4.713502mm" svg:x="33.949165mm" svg:y="109.98274mm"/>
            <draw:path svg:d="M 97.79007 0.0 L 97.79007 200.26796 L 0.0 200.26796 L 0.0 242.70158 L 97.79007 242.70158 L 97.79007 443.71402 L 119.27415 443.71402 L 119.27415 242.70158 L 216.6938 242.70158 L 216.6938 200.26796 L 119.27415 200.26796 L 119.27415 0.0 L 97.79007 0.0 z" svg:height="4.43714mm" draw:style-name="style-193" svg:viewBox="0.0 0.0 216.6938 443.71402" svg:width="2.166938mm" svg:x="35.12179mm" svg:y="104.300575mm"/>
          </draw:g>
          <draw:g draw:id="g901">
            <draw:path svg:d="M 1296.0704 165.05774 C 1156.9738 35.23202 977.87115 13.909034 864.09265 0.0 C 700.5606 0.0 566.4407 2.5192258 408.48926 1.6245778 C 264.44766 0.73073703 31.661905 107.70418 0.0 163.60515 C 38.682228 187.3093 88.34449 241.6285 197.76024 265.61038 C 232.98944 85.574554 627.1036 94.84805 627.1036 94.84805 C 627.1036 94.84805 966.7587 91.66511 1094.1113 254.79387 C 1175.0951 232.45511 1219.9663 181.68463 1296.0704 165.05774 z" svg:height="2.6561038mm" draw:style-name="style-194" svg:viewBox="0.0 0.0 1296.0704 265.61038" svg:width="12.960705mm" svg:x="72.882965mm" svg:y="112.56009mm"/>
            <draw:path svg:d="M 595.18744 1110.8793 L 609.09717 865.5471 C 609.09717 865.5471 720.5714 750.2336 727.12775 455.15955 C 731.0409 275.15033 563.1999 98.35882 346.81042 0.0 C 176.32372 104.91526 -4.2107205 263.22278 0.07478952 457.07803 C 2.8943846 581.58026 25.508373 734.4036 117.308426 858.99066 L 135.06038 1096.967 C 311.25198 1198.9772 400.85678 1195.9847 595.18744 1110.8793 z" svg:height="11.741513mm" draw:style-name="style-195" svg:viewBox="0.0 0.0 727.1949 1174.1514" svg:width="7.2719483mm" svg:x="75.66009mm" svg:y="101.52486mm"/>
            <draw:path svg:d="M 6.5589705 295.158 L 0.0 72.214584 C 37.09217 30.486671 151.39932 -1.9007237 236.05803 0.08639653 C 315.05737 1.9410958 406.54523 18.962019 465.56052 65.658134 C 472.11688 118.114555 471.31973 178.44759 471.31973 308.27332 C 435.02176 235.67924 310.3004 219.46819 232.21661 218.06323 C 140.2897 216.542 33.115204 243.6907 6.5589705 295.158 z" svg:height="3.082737mm" draw:style-name="style-196" svg:viewBox="0.0 0.0 471.3502 308.27368" svg:width="4.713502mm" svg:x="76.964325mm" svg:y="109.45818mm"/>
            <draw:path svg:d="M 97.79007 0.0 L 97.79007 200.26796 L 0.0 200.26796 L 0.0 242.70158 L 97.79007 242.70158 L 97.79007 443.71402 L 119.27415 443.71402 L 119.27415 242.70158 L 216.6938 242.70158 L 216.6938 200.26796 L 119.27415 200.26796 L 119.27415 0.0 L 97.79007 0.0 z" svg:height="4.43714mm" draw:style-name="style-197" svg:viewBox="0.0 0.0 216.6938 443.71402" svg:width="2.166938mm" svg:x="78.136955mm" svg:y="103.77601mm"/>
          </draw:g>
          <draw:g draw:id="g918">
            <draw:path svg:d="M 1239.1499 1306.8776 C 1239.1499 919.7815 1239.1499 217.60057 590.0212 163.589 C 465.46585 173.2307 481.65045 0.0 481.65045 0.0 L 361.09833 171.04494 L 200.54411 46.55804 C 253.00154 199.33376 293.27505 289.62054 237.63588 361.6373 C 181.99692 433.6573 228.36218 532.6798 144.90233 604.6998 C 61.44489 676.71655 -49.836266 883.76624 24.350296 937.78345 C 98.53666 991.79584 192.85986 964.78925 202.13356 991.79584 C 211.40726 1018.804 284.00143 847.7591 386.0089 847.7591 C 488.01373 847.7591 729.1205 658.71136 682.7523 739.73193 C 636.3868 820.75006 673.4813 946.78485 469.46906 1009.7978 C 265.4568 1072.8164 321.09604 1306.8743 321.09604 1306.8743 L 1239.1499 1306.8776 z" svg:height="13.068775mm" draw:style-name="style-198" svg:viewBox="0.0 0.0 1239.1498 1306.8776" svg:width="12.391499mm" svg:x="15.463962mm" svg:y="102.295456mm"/>
            <draw:path svg:d="M 103.53696 9.798335 C 115.972404 27.371552 127.8268 59.288208 97.66088 85.1353 C 67.49467 110.977554 19.845263 124.243866 7.4099154 106.66984 C -5.02523 89.09663 -3.7656171 50.6211 26.4006 24.776426 C 56.56682 -1.0682487 91.101814 -7.7756877 103.53696 9.798335 z" svg:height="1.1466805mm" draw:style-name="style-199" svg:viewBox="0.0 0.0 116.65137 114.668045" svg:width="1.1665137mm" svg:x="18.23166mm" svg:y="106.20591mm"/>
            <draw:path svg:d="M 62.38294 7.8168674 C 69.87582 21.83975 77.018265 47.30331 58.842697 67.92463 C 40.666725 88.5411 11.957038 99.124275 4.4643593 85.10462 C -3.027714 71.08416 -2.2689183 40.386745 15.906853 19.767849 C 34.082623 -0.8510462 54.89046 -6.2035937 62.38294 7.8168674 z" svg:height="0.9148489mm" draw:style-name="style-200" svg:viewBox="0.0 0.0 70.28488 91.48489" svg:width="0.70284885mm" svg:x="16.006071mm" svg:y="110.23979mm"/>
            <draw:path svg:d="M 0.0 122.80338 C 47.95734 63.97865 74.186356 39.343525 87.30067 0.0" svg:height="1.2280338mm" draw:style-name="style-201" svg:viewBox="0.0 0.0 87.30067 122.80338" svg:width="0.87300664mm" svg:x="16.891241mm" svg:y="110.847496mm"/>
          </draw:g>
          <draw:g draw:id="g923">
            <draw:path svg:d="M 1239.1499 1306.8776 C 1239.1499 919.7815 1239.1499 217.60057 590.0212 163.589 C 465.46585 173.2307 481.65045 0.0 481.65045 0.0 L 361.09833 171.04494 L 200.54411 46.55804 C 253.00154 199.33376 293.27505 289.62054 237.63588 361.6373 C 181.99692 433.6573 228.36218 532.6798 144.90233 604.6998 C 61.44489 676.71655 -49.836266 883.76624 24.350296 937.78345 C 98.53666 991.79584 192.85986 964.78925 202.13356 991.79584 C 211.40726 1018.804 284.00143 847.7591 386.0089 847.7591 C 488.01373 847.7591 729.1205 658.71136 682.7523 739.73193 C 636.3868 820.75006 673.4813 946.78485 469.46906 1009.7978 C 265.4568 1072.8164 321.09604 1306.8743 321.09604 1306.8743 L 1239.1499 1306.8776 z" svg:height="13.068775mm" draw:style-name="style-202" svg:viewBox="0.0 0.0 1239.1498 1306.8776" svg:width="12.391499mm" svg:x="87.855576mm" svg:y="102.03317mm"/>
            <draw:path svg:d="M 103.53696 9.798335 C 115.972404 27.371552 127.8268 59.288208 97.66088 85.1353 C 67.49467 110.977554 19.845263 124.243866 7.4099154 106.66984 C -5.02523 89.09663 -3.7656171 50.6211 26.4006 24.776426 C 56.56682 -1.0682487 91.101814 -7.7756877 103.53696 9.798335 z" svg:height="1.1466805mm" draw:style-name="style-203" svg:viewBox="0.0 0.0 116.65137 114.668045" svg:width="1.1665137mm" svg:x="90.623276mm" svg:y="105.94363mm"/>
            <draw:path svg:d="M 62.38294 7.8168674 C 69.87582 21.83975 77.018265 47.30331 58.842697 67.92463 C 40.666725 88.5411 11.957038 99.124275 4.4643593 85.10462 C -3.027714 71.08416 -2.2689183 40.386745 15.906853 19.767849 C 34.082623 -0.8510462 54.89046 -6.2035937 62.38294 7.8168674 z" svg:height="0.9148489mm" draw:style-name="style-204" svg:viewBox="0.0 0.0 70.28488 91.48489" svg:width="0.70284885mm" svg:x="88.39768mm" svg:y="109.977516mm"/>
            <draw:path svg:d="M 0.0 122.80338 C 47.95734 63.97865 74.186356 39.343525 87.30067 0.0" svg:height="1.2280338mm" draw:style-name="style-205" svg:viewBox="0.0 0.0 87.30067 122.80338" svg:width="0.87300664mm" svg:x="89.28285mm" svg:y="110.58522mm"/>
          </draw:g>
          <draw:g draw:id="g966">
            <draw:path svg:d="M 1026.607 1029.8717 C 1035.8806 937.186 1031.2424 783.51074 1035.8806 775.78754 L 1146.0293 305.63864 L 878.23926 560.98315 L 819.93835 0.0 L 583.4141 493.3686 L 306.81073 6.2544627 L 295.02087 561.6816 C 181.0252 464.01315 128.74883 400.48425 0.0 302.00595 L 130.61942 778.11865 C 154.9267 893.24164 135.2549 950.0502 135.2549 1023.42664 C 251.16884 1077.4915 320.8363 1137.2375 580.3688 1138.0071 C 811.9426 1134.3162 924.59955 1087.8002 1026.607 1029.8717 z" svg:height="11.380071mm" draw:style-name="style-206" svg:viewBox="0.0 0.0 1146.0294 1138.0071" svg:width="11.460294mm" svg:x="59.811886mm" svg:y="103.958435mm"/>
            <draw:path svg:d="M 0.0 370.0864 C 59.01529 318.03452 229.49957 242.90344 439.32736 248.68716 C 649.15515 242.90344 832.7549 300.73904 891.7675 358.56903 C 898.3265 252.14787 898.32385 198.18394 898.3265 128.78331 C 813.0831 47.818462 681.9423 5.7869525 439.32736 0.0 C 195.91867 0.0 98.358864 52.05189 6.556371 121.45495 C -6.556371 196.63608 13.112742 237.07208 0.0 370.0864 z" svg:height="3.700864mm" draw:style-name="style-207" svg:viewBox="0.0 0.0 898.3265 370.0864" svg:width="8.983265mm" svg:x="61.127182mm" svg:y="110.39286mm"/>
            <draw:ellipse svg:height="1.2260189mm" draw:style-name="style-208" svg:width="1.2982626mm" svg:x="62.244232mm" svg:y="103.09792mm"/>
            <draw:ellipse svg:height="1.2260189mm" draw:style-name="style-209" svg:width="1.2982626mm" svg:x="59.184036mm" svg:y="106.1192mm"/>
            <draw:ellipse svg:height="1.2982652mm" draw:style-name="style-210" draw:transform="skewX(-7.015396012821186E-18) rotate(1.5707963267948966) translate(67.41409mm,104.34584mm)" svg:width="1.2260182mm"/>
            <draw:ellipse svg:height="1.2982652mm" draw:style-name="style-211" draw:transform="skewX(-7.015396012821186E-18) rotate(1.5707963267948966) translate(70.613434mm,107.23577mm)" svg:width="1.2260182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15.7552mm" fo:page-width="115.755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